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automatic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top="none" fo:border-bottom="none" fo:border-left="thin solid #000000" fo:border-right="none" style:vertical-align="automatic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 style:vertical-align="automatic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o1" style:family="table-column">
      <style:table-column-properties fo:break-before="auto" style:column-width="3.86291666666667cm"/>
    </style:style>
    <style:style style:name="co2" style:family="table-column">
      <style:table-column-properties fo:break-before="auto" style:column-width="11.6152083333333cm"/>
    </style:style>
    <style:style style:name="co3" style:family="table-column">
      <style:table-column-properties fo:break-before="auto" style:column-width="3.889375cm"/>
    </style:style>
    <style:style style:name="co4" style:family="table-column">
      <style:table-column-properties fo:break-before="auto" style:column-width="6.69395833333333cm"/>
    </style:style>
    <style:style style:name="co5" style:family="table-column">
      <style:table-column-properties fo:break-before="auto" style:column-width="3.33375cm"/>
    </style:style>
    <style:style style:name="co6" style:family="table-column">
      <style:table-column-properties fo:break-before="auto" style:column-width="4.97416666666667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Army</text:p>
          </table:table-cell>
          <table:table-cell office:value-type="string" table:style-name="ce2">
            <text:p>Unit</text:p>
          </table:table-cell>
          <table:table-cell office:value-type="string" table:style-name="ce2">
            <text:p>Base size (W x L)</text:p>
          </table:table-cell>
          <table:table-cell office:value-type="string" table:style-name="ce1">
            <text:p>Column1</text:p>
          </table:table-cell>
          <table:table-cell office:value-type="string" table:style-name="ce3">
            <text:p>Bretonnian Mounts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1">
          <table:table-cell office:value-type="string" table:style-name="ce2">
            <text:p>Kingdom of Bretonnia</text:p>
          </table:table-cell>
          <table:table-cell office:value-type="string" table:style-name="ce2">
            <text:p>Lords of Bretonnia (Foot) 25 x 25mm</text:p>
          </table:table-cell>
          <table:table-cell office:value-type="string" office:string-value="25 x 25mm" table:formula="of:=TRIM(RIGHT([.B2];10))" table:style-name="ce6">
            <text:p>25 x 25mm</text:p>
          </table:table-cell>
          <table:table-cell office:value-type="string" office:string-value="Lords of Bretonnia (Foot)" table:formula="of:=TRIM(LEFT([Sheet1.$B2];LEN([Sheet1.$B2])-LEN([Sheet1.$C2])))" table:style-name="ce1">
            <text:p>Lords of Bretonnia (Foot)</text:p>
          </table:table-cell>
          <table:table-cell office:value-type="string" table:style-name="ce7">
            <text:p>Kingdom of Bretonnia</text:p>
          </table:table-cell>
          <table:table-cell office:value-type="string" table:style-name="ce2">
            <text:p>Bretonnian Warhorse 30 x 60mm</text:p>
          </table:table-cell>
          <table:table-cell office:value-type="string" office:string-value="30 x 60mm" table:formula="of:=TRIM(RIGHT([.F2];10))" table:style-name="ce8">
            <text:p>30 x 60mm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Kingdom of Bretonnia</text:p>
          </table:table-cell>
          <table:table-cell office:value-type="string" table:style-name="ce2">
            <text:p>Lords of Bretonnia (Bretonnian Warhorse) 30 x 60mm</text:p>
          </table:table-cell>
          <table:table-cell office:value-type="string" office:string-value="30 x 60mm" table:formula="of:=TRIM(RIGHT([.B3];10))" table:style-name="ce6">
            <text:p>30 x 60mm</text:p>
          </table:table-cell>
          <table:table-cell office:value-type="string" office:string-value="Lords of Bretonnia (Bretonnian Warhorse)" table:formula="of:=TRIM(LEFT([Sheet1.$B3];LEN([Sheet1.$B3])-LEN([Sheet1.$C3])))" table:style-name="ce1">
            <text:p>Lords of Bretonnia (Bretonnian Warhorse)</text:p>
          </table:table-cell>
          <table:table-cell office:value-type="string" table:style-name="ce7">
            <text:p>Kingdom of Bretonnia</text:p>
          </table:table-cell>
          <table:table-cell office:value-type="string" table:style-name="ce2">
            <text:p>Warhorse 25 x 50mm</text:p>
          </table:table-cell>
          <table:table-cell office:value-type="string" office:string-value="25 x 50mm" table:formula="of:=TRIM(RIGHT([.F3];10))" table:style-name="ce8">
            <text:p>25 x 50mm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Kingdom of Bretonnia</text:p>
          </table:table-cell>
          <table:table-cell office:value-type="string" table:style-name="ce2">
            <text:p>Lords of Bretonnia (Royal Pegasus) 50 x 50mm</text:p>
          </table:table-cell>
          <table:table-cell office:value-type="string" office:string-value="50 x 50mm" table:formula="of:=TRIM(RIGHT([.B4];10))" table:style-name="ce6">
            <text:p>50 x 50mm</text:p>
          </table:table-cell>
          <table:table-cell office:value-type="string" office:string-value="Lords of Bretonnia (Royal Pegasus)" table:formula="of:=TRIM(LEFT([Sheet1.$B4];LEN([Sheet1.$B4])-LEN([Sheet1.$C4])))" table:style-name="ce1">
            <text:p>Lords of Bretonnia (Royal Pegasus)</text:p>
          </table:table-cell>
          <table:table-cell office:value-type="string" table:style-name="ce7">
            <text:p>Kingdom of Bretonnia</text:p>
          </table:table-cell>
          <table:table-cell office:value-type="string" table:style-name="ce2">
            <text:p>Barded Pegasus 40 x 60mm</text:p>
          </table:table-cell>
          <table:table-cell office:value-type="string" office:string-value="40 x 60mm" table:formula="of:=TRIM(RIGHT([.F4];10))" table:style-name="ce8">
            <text:p>40 x 60mm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Kingdom of Bretonnia</text:p>
          </table:table-cell>
          <table:table-cell office:value-type="string" table:style-name="ce2">
            <text:p>Lords of Bretonnia (Hippogryph) 50 x 50mm</text:p>
          </table:table-cell>
          <table:table-cell office:value-type="string" office:string-value="50 x 50mm" table:formula="of:=TRIM(RIGHT([.B5];10))" table:style-name="ce6">
            <text:p>50 x 50mm</text:p>
          </table:table-cell>
          <table:table-cell office:value-type="string" office:string-value="Lords of Bretonnia (Hippogryph)" table:formula="of:=TRIM(LEFT([Sheet1.$B5];LEN([Sheet1.$B5])-LEN([Sheet1.$C5])))" table:style-name="ce1">
            <text:p>Lords of Bretonnia (Hippogryph)</text:p>
          </table:table-cell>
          <table:table-cell office:value-type="string" table:style-name="ce7">
            <text:p>Kingdom of Bretonnia</text:p>
          </table:table-cell>
          <table:table-cell office:value-type="string" table:style-name="ce2">
            <text:p>Royal Pegasus 50 x 50mm</text:p>
          </table:table-cell>
          <table:table-cell office:value-type="string" office:string-value="50 x 50mm" table:formula="of:=TRIM(RIGHT([.F5];10))" table:style-name="ce8">
            <text:p>50 x 50mm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Kingdom of Bretonnia</text:p>
          </table:table-cell>
          <table:table-cell office:value-type="string" table:style-name="ce2">
            <text:p>Handmaidens of the Lady (Foot) 25 x 25mm</text:p>
          </table:table-cell>
          <table:table-cell office:value-type="string" office:string-value="25 x 25mm" table:formula="of:=TRIM(RIGHT([.B6];10))" table:style-name="ce6">
            <text:p>25 x 25mm</text:p>
          </table:table-cell>
          <table:table-cell office:value-type="string" office:string-value="Handmaidens of the Lady (Foot)" table:formula="of:=TRIM(LEFT([Sheet1.$B6];LEN([Sheet1.$B6])-LEN([Sheet1.$C6])))" table:style-name="ce1">
            <text:p>Handmaidens of the Lady (Foot)</text:p>
          </table:table-cell>
          <table:table-cell office:value-type="string" table:style-name="ce9">
            <text:p>Kingdom of Bretonnia</text:p>
          </table:table-cell>
          <table:table-cell office:value-type="string" table:style-name="ce10">
            <text:p>Unicorn 40 x 60mm</text:p>
          </table:table-cell>
          <table:table-cell office:value-type="string" office:string-value="40 x 60mm" table:formula="of:=TRIM(RIGHT([.F6];10))" table:style-name="ce11">
            <text:p>40 x 60mm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Kingdom of Bretonnia</text:p>
          </table:table-cell>
          <table:table-cell office:value-type="string" table:style-name="ce2">
            <text:p>Handmaidens of the Lady (Unicorn) 40 x 60mm</text:p>
          </table:table-cell>
          <table:table-cell office:value-type="string" office:string-value="40 x 60mm" table:formula="of:=TRIM(RIGHT([.B7];10))" table:style-name="ce6">
            <text:p>40 x 60mm</text:p>
          </table:table-cell>
          <table:table-cell office:value-type="string" office:string-value="Handmaidens of the Lady (Unicorn)" table:formula="of:=TRIM(LEFT([Sheet1.$B7];LEN([Sheet1.$B7])-LEN([Sheet1.$C7])))" table:style-name="ce1">
            <text:p>Handmaidens of the Lady (Unicorn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Kingdom of Bretonnia</text:p>
          </table:table-cell>
          <table:table-cell office:value-type="string" table:style-name="ce2">
            <text:p>Sergeants-at-arms 25 x 25mm</text:p>
          </table:table-cell>
          <table:table-cell office:value-type="string" office:string-value="25 x 25mm" table:formula="of:=TRIM(RIGHT([.B8];10))" table:style-name="ce6">
            <text:p>25 x 25mm</text:p>
          </table:table-cell>
          <table:table-cell office:value-type="string" office:string-value="Sergeants-at-arms" table:formula="of:=TRIM(LEFT([Sheet1.$B8];LEN([Sheet1.$B8])-LEN([Sheet1.$C8])))" table:style-name="ce1">
            <text:p>Sergeants-at-arm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Kingdom of Bretonnia</text:p>
          </table:table-cell>
          <table:table-cell office:value-type="string" table:style-name="ce2">
            <text:p>Knights of the Realm (Foot) 25 x 25mm</text:p>
          </table:table-cell>
          <table:table-cell office:value-type="string" office:string-value="25 x 25mm" table:formula="of:=TRIM(RIGHT([.B9];10))" table:style-name="ce6">
            <text:p>25 x 25mm</text:p>
          </table:table-cell>
          <table:table-cell office:value-type="string" office:string-value="Knights of the Realm (Foot)" table:formula="of:=TRIM(LEFT([Sheet1.$B9];LEN([Sheet1.$B9])-LEN([Sheet1.$C9])))" table:style-name="ce1">
            <text:p>Knights of the Realm (Foot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Kingdom of Bretonnia</text:p>
          </table:table-cell>
          <table:table-cell office:value-type="string" table:style-name="ce2">
            <text:p>Knights of the Realm (Bretonnian Warhorse) 30 x 60mm</text:p>
          </table:table-cell>
          <table:table-cell office:value-type="string" office:string-value="30 x 60mm" table:formula="of:=TRIM(RIGHT([.B10];10))" table:style-name="ce6">
            <text:p>30 x 60mm</text:p>
          </table:table-cell>
          <table:table-cell office:value-type="string" office:string-value="Knights of the Realm (Bretonnian Warhorse)" table:formula="of:=TRIM(LEFT([Sheet1.$B10];LEN([Sheet1.$B10])-LEN([Sheet1.$C10])))" table:style-name="ce1">
            <text:p>Knights of the Realm (Bretonnian Warhorse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Kingdom of Bretonnia</text:p>
          </table:table-cell>
          <table:table-cell office:value-type="string" table:style-name="ce2">
            <text:p>Squires 25 x 25mm</text:p>
          </table:table-cell>
          <table:table-cell office:value-type="string" office:string-value="25 x 25mm" table:formula="of:=TRIM(RIGHT([.B11];10))" table:style-name="ce6">
            <text:p>25 x 25mm</text:p>
          </table:table-cell>
          <table:table-cell office:value-type="string" office:string-value="Squires" table:formula="of:=TRIM(LEFT([Sheet1.$B11];LEN([Sheet1.$B11])-LEN([Sheet1.$C11])))" table:style-name="ce1">
            <text:p>Squir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Kingdom of Bretonnia</text:p>
          </table:table-cell>
          <table:table-cell office:value-type="string" table:style-name="ce2">
            <text:p>Men-at-arms 25 x 25mm</text:p>
          </table:table-cell>
          <table:table-cell office:value-type="string" office:string-value="25 x 25mm" table:formula="of:=TRIM(RIGHT([.B12];10))" table:style-name="ce6">
            <text:p>25 x 25mm</text:p>
          </table:table-cell>
          <table:table-cell office:value-type="string" office:string-value="Men-at-arms" table:formula="of:=TRIM(LEFT([Sheet1.$B12];LEN([Sheet1.$B12])-LEN([Sheet1.$C12])))" table:style-name="ce1">
            <text:p>Men-at-arm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Kingdom of Bretonnia</text:p>
          </table:table-cell>
          <table:table-cell office:value-type="string" table:style-name="ce2">
            <text:p>Peasant Bowmen 25 x 25mm</text:p>
          </table:table-cell>
          <table:table-cell office:value-type="string" office:string-value="25 x 25mm" table:formula="of:=TRIM(RIGHT([.B13];10))" table:style-name="ce6">
            <text:p>25 x 25mm</text:p>
          </table:table-cell>
          <table:table-cell office:value-type="string" office:string-value="Peasant Bowmen" table:formula="of:=TRIM(LEFT([Sheet1.$B13];LEN([Sheet1.$B13])-LEN([Sheet1.$C13])))" table:style-name="ce1">
            <text:p>Peasant Bowme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Kingdom of Bretonnia</text:p>
          </table:table-cell>
          <table:table-cell office:value-type="string" table:style-name="ce2">
            <text:p>Battle Pilgrims 25 x 25mm</text:p>
          </table:table-cell>
          <table:table-cell office:value-type="string" office:string-value="25 x 25mm" table:formula="of:=TRIM(RIGHT([.B14];10))" table:style-name="ce6">
            <text:p>25 x 25mm</text:p>
          </table:table-cell>
          <table:table-cell office:value-type="string" office:string-value="Battle Pilgrims" table:formula="of:=TRIM(LEFT([Sheet1.$B14];LEN([Sheet1.$B14])-LEN([Sheet1.$C14])))" table:style-name="ce1">
            <text:p>Battle Pilgrim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Kingdom of Bretonnia</text:p>
          </table:table-cell>
          <table:table-cell office:value-type="string" table:style-name="ce12">
            <text:p>Grail Reliquae 50 x 75mm</text:p>
          </table:table-cell>
          <table:table-cell office:value-type="string" office:string-value="50 x 75mm" table:formula="of:=TRIM(RIGHT([.B15];10))" table:style-name="ce6">
            <text:p>50 x 75mm</text:p>
          </table:table-cell>
          <table:table-cell office:value-type="string" office:string-value="Grail Reliquae" table:formula="of:=TRIM(LEFT([Sheet1.$B15];LEN([Sheet1.$B15])-LEN([Sheet1.$C15])))" table:style-name="ce1">
            <text:p>Grail Reliqua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Kingdom of Bretonnia</text:p>
          </table:table-cell>
          <table:table-cell office:value-type="string" table:style-name="ce2">
            <text:p>Knights Errant (Bretonnian Warhorse) 30 x 60mm</text:p>
          </table:table-cell>
          <table:table-cell office:value-type="string" office:string-value="30 x 60mm" table:formula="of:=TRIM(RIGHT([.B16];10))" table:style-name="ce6">
            <text:p>30 x 60mm</text:p>
          </table:table-cell>
          <table:table-cell office:value-type="string" office:string-value="Knights Errant (Bretonnian Warhorse)" table:formula="of:=TRIM(LEFT([Sheet1.$B16];LEN([Sheet1.$B16])-LEN([Sheet1.$C16])))" table:style-name="ce1">
            <text:p>Knights Errant (Bretonnian Warhorse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Kingdom of Bretonnia</text:p>
          </table:table-cell>
          <table:table-cell office:value-type="string" table:style-name="ce2">
            <text:p>Questing Knights (Bretonnian Warhorse) 30 x 60mm</text:p>
          </table:table-cell>
          <table:table-cell office:value-type="string" office:string-value="30 x 60mm" table:formula="of:=TRIM(RIGHT([.B17];10))" table:style-name="ce6">
            <text:p>30 x 60mm</text:p>
          </table:table-cell>
          <table:table-cell office:value-type="string" office:string-value="Questing Knights (Bretonnian Warhorse)" table:formula="of:=TRIM(LEFT([Sheet1.$B17];LEN([Sheet1.$B17])-LEN([Sheet1.$C17])))" table:style-name="ce1">
            <text:p>Questing Knights (Bretonnian Warhorse)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ingdom of Bretonnia</text:p>
          </table:table-cell>
          <table:table-cell office:value-type="string" table:style-name="ce2">
            <text:p>Grail Knights (Bretonnian Warhorse) 30 x 60mm</text:p>
          </table:table-cell>
          <table:table-cell office:value-type="string" office:string-value="30 x 60mm" table:formula="of:=TRIM(RIGHT([.B18];10))" table:style-name="ce6">
            <text:p>30 x 60mm</text:p>
          </table:table-cell>
          <table:table-cell office:value-type="string" office:string-value="Grail Knights (Bretonnian Warhorse)" table:formula="of:=TRIM(LEFT([Sheet1.$B18];LEN([Sheet1.$B18])-LEN([Sheet1.$C18])))" table:style-name="ce1">
            <text:p>Grail Knights (Bretonnian Warhorse)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ingdom of Bretonnia</text:p>
          </table:table-cell>
          <table:table-cell office:value-type="string" table:style-name="ce2">
            <text:p>Pegasus Knights (Barded Pegasus) 40 x 60mm</text:p>
          </table:table-cell>
          <table:table-cell office:value-type="string" office:string-value="40 x 60mm" table:formula="of:=TRIM(RIGHT([.B19];10))" table:style-name="ce6">
            <text:p>40 x 60mm</text:p>
          </table:table-cell>
          <table:table-cell office:value-type="string" office:string-value="Pegasus Knights (Barded Pegasus)" table:formula="of:=TRIM(LEFT([Sheet1.$B19];LEN([Sheet1.$B19])-LEN([Sheet1.$C19])))" table:style-name="ce1">
            <text:p>Pegasus Knights (Barded Pegasus)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ingdom of Bretonnia</text:p>
          </table:table-cell>
          <table:table-cell office:value-type="string" table:style-name="ce2">
            <text:p>Mounted Yeoman (Warhorse) 25 x 50mm</text:p>
          </table:table-cell>
          <table:table-cell office:value-type="string" office:string-value="25 x 50mm" table:formula="of:=TRIM(RIGHT([.B20];10))" table:style-name="ce6">
            <text:p>25 x 50mm</text:p>
          </table:table-cell>
          <table:table-cell office:value-type="string" office:string-value="Mounted Yeoman (Warhorse)" table:formula="of:=TRIM(LEFT([Sheet1.$B20];LEN([Sheet1.$B20])-LEN([Sheet1.$C20])))" table:style-name="ce1">
            <text:p>Mounted Yeoman (Warhorse)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ingdom of Bretonnia</text:p>
          </table:table-cell>
          <table:table-cell office:value-type="string" table:style-name="ce2">
            <text:p>Hippogryph 50 x 50mm</text:p>
          </table:table-cell>
          <table:table-cell office:value-type="string" office:string-value="50 x 50mm" table:formula="of:=TRIM(RIGHT([.B21];10))" table:style-name="ce6">
            <text:p>50 x 50mm</text:p>
          </table:table-cell>
          <table:table-cell office:value-type="string" office:string-value="Hippogryph" table:formula="of:=TRIM(LEFT([Sheet1.$B21];LEN([Sheet1.$B21])-LEN([Sheet1.$C21])))" table:style-name="ce1">
            <text:p>Hippogryph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ingdom of Bretonnia</text:p>
          </table:table-cell>
          <table:table-cell office:value-type="string" table:style-name="ce2">
            <text:p>Field Trebuchet 60 x 100mm</text:p>
          </table:table-cell>
          <table:table-cell office:value-type="string" office:string-value="60 x 100mm" table:formula="of:=TRIM(RIGHT([.B22];10))" table:style-name="ce6">
            <text:p>60 x 100mm</text:p>
          </table:table-cell>
          <table:table-cell office:value-type="string" office:string-value="Field Trebuchet" table:formula="of:=TRIM(LEFT([Sheet1.$B22];LEN([Sheet1.$B22])-LEN([Sheet1.$C22])))" table:style-name="ce1">
            <text:p>Field Trebuche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ingdom of Bretonnia</text:p>
          </table:table-cell>
          <table:table-cell office:value-type="string" table:style-name="ce2">
            <text:p>Field Trebuchet - Crewmen 25 x 25mm</text:p>
          </table:table-cell>
          <table:table-cell office:value-type="string" office:string-value="25 x 25mm" table:formula="of:=TRIM(RIGHT([.B23];10))" table:style-name="ce6">
            <text:p>25 x 25mm</text:p>
          </table:table-cell>
          <table:table-cell office:value-type="string" office:string-value="Field Trebuchet - Crewmen" table:formula="of:=TRIM(LEFT([Sheet1.$B23];LEN([Sheet1.$B23])-LEN([Sheet1.$C23])))" table:style-name="ce1">
            <text:p>Field Trebuchet - Crewm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Black Orc Bosses 30 x 30mm</text:p>
          </table:table-cell>
          <table:table-cell office:value-type="string" office:string-value="30 x 30mm" table:formula="of:=TRIM(RIGHT([.B24];10))" table:style-name="ce6">
            <text:p>30 x 30mm</text:p>
          </table:table-cell>
          <table:table-cell office:value-type="string" office:string-value="Black Orc Bosses" table:formula="of:=TRIM(LEFT([Sheet1.$B24];LEN([Sheet1.$B24])-LEN([Sheet1.$C24])))" table:style-name="ce1">
            <text:p>Black Orc Boss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Orc Bosses 30 x 30mm</text:p>
          </table:table-cell>
          <table:table-cell office:value-type="string" office:string-value="30 x 30mm" table:formula="of:=TRIM(RIGHT([.B25];10))" table:style-name="ce6">
            <text:p>30 x 30mm</text:p>
          </table:table-cell>
          <table:table-cell office:value-type="string" office:string-value="Orc Bosses" table:formula="of:=TRIM(LEFT([Sheet1.$B25];LEN([Sheet1.$B25])-LEN([Sheet1.$C25])))" table:style-name="ce1">
            <text:p>Orc Boss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Orc Shamans 30 x 30mm</text:p>
          </table:table-cell>
          <table:table-cell office:value-type="string" office:string-value="30 x 30mm" table:formula="of:=TRIM(RIGHT([.B26];10))" table:style-name="ce6">
            <text:p>30 x 30mm</text:p>
          </table:table-cell>
          <table:table-cell office:value-type="string" office:string-value="Orc Shamans" table:formula="of:=TRIM(LEFT([Sheet1.$B26];LEN([Sheet1.$B26])-LEN([Sheet1.$C26])))" table:style-name="ce1">
            <text:p>Orc Shaman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Goblin Bosses 25 x 25mm</text:p>
          </table:table-cell>
          <table:table-cell office:value-type="string" office:string-value="25 x 25mm" table:formula="of:=TRIM(RIGHT([.B27];10))" table:style-name="ce6">
            <text:p>25 x 25mm</text:p>
          </table:table-cell>
          <table:table-cell office:value-type="string" office:string-value="Goblin Bosses" table:formula="of:=TRIM(LEFT([Sheet1.$B27];LEN([Sheet1.$B27])-LEN([Sheet1.$C27])))" table:style-name="ce1">
            <text:p>Goblin Boss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Goblin Shamans 25 x 25mm</text:p>
          </table:table-cell>
          <table:table-cell office:value-type="string" office:string-value="25 x 25mm" table:formula="of:=TRIM(RIGHT([.B28];10))" table:style-name="ce6">
            <text:p>25 x 25mm</text:p>
          </table:table-cell>
          <table:table-cell office:value-type="string" office:string-value="Goblin Shamans" table:formula="of:=TRIM(LEFT([Sheet1.$B28];LEN([Sheet1.$B28])-LEN([Sheet1.$C28])))" table:style-name="ce1">
            <text:p>Goblin Shaman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Night Goblin Bosses 25 x 25mm</text:p>
          </table:table-cell>
          <table:table-cell office:value-type="string" office:string-value="25 x 25mm" table:formula="of:=TRIM(RIGHT([.B29];10))" table:style-name="ce6">
            <text:p>25 x 25mm</text:p>
          </table:table-cell>
          <table:table-cell office:value-type="string" office:string-value="Night Goblin Bosses" table:formula="of:=TRIM(LEFT([Sheet1.$B29];LEN([Sheet1.$B29])-LEN([Sheet1.$C29])))" table:style-name="ce1">
            <text:p>Night Goblin Boss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Night Goblin Shamans 25 x 25mm</text:p>
          </table:table-cell>
          <table:table-cell office:value-type="string" office:string-value="25 x 25mm" table:formula="of:=TRIM(RIGHT([.B30];10))" table:style-name="ce6">
            <text:p>25 x 25mm</text:p>
          </table:table-cell>
          <table:table-cell office:value-type="string" office:string-value="Night Goblin Shamans" table:formula="of:=TRIM(LEFT([Sheet1.$B30];LEN([Sheet1.$B30])-LEN([Sheet1.$C30])))" table:style-name="ce1">
            <text:p>Night Goblin Shaman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Black Orc Mobs 30 x 30mm</text:p>
          </table:table-cell>
          <table:table-cell office:value-type="string" office:string-value="30 x 30mm" table:formula="of:=TRIM(RIGHT([.B31];10))" table:style-name="ce6">
            <text:p>30 x 30mm</text:p>
          </table:table-cell>
          <table:table-cell office:value-type="string" office:string-value="Black Orc Mobs" table:formula="of:=TRIM(LEFT([Sheet1.$B31];LEN([Sheet1.$B31])-LEN([Sheet1.$C31])))" table:style-name="ce1">
            <text:p>Black Orc Mob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Orc Mobs 30 x 30mm</text:p>
          </table:table-cell>
          <table:table-cell office:value-type="string" office:string-value="30 x 30mm" table:formula="of:=TRIM(RIGHT([.B32];10))" table:style-name="ce6">
            <text:p>30 x 30mm</text:p>
          </table:table-cell>
          <table:table-cell office:value-type="string" office:string-value="Orc Mobs" table:formula="of:=TRIM(LEFT([Sheet1.$B32];LEN([Sheet1.$B32])-LEN([Sheet1.$C32])))" table:style-name="ce1">
            <text:p>Orc Mob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Goblin Mobs 25 x 25mm</text:p>
          </table:table-cell>
          <table:table-cell office:value-type="string" office:string-value="25 x 25mm" table:formula="of:=TRIM(RIGHT([.B33];10))" table:style-name="ce6">
            <text:p>25 x 25mm</text:p>
          </table:table-cell>
          <table:table-cell office:value-type="string" office:string-value="Goblin Mobs" table:formula="of:=TRIM(LEFT([Sheet1.$B33];LEN([Sheet1.$B33])-LEN([Sheet1.$C33])))" table:style-name="ce1">
            <text:p>Goblin Mob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Nasty Skulkers 25 x 25mm</text:p>
          </table:table-cell>
          <table:table-cell office:value-type="string" office:string-value="25 x 25mm" table:formula="of:=TRIM(RIGHT([.B34];10))" table:style-name="ce6">
            <text:p>25 x 25mm</text:p>
          </table:table-cell>
          <table:table-cell office:value-type="string" office:string-value="Nasty Skulkers" table:formula="of:=TRIM(LEFT([Sheet1.$B34];LEN([Sheet1.$B34])-LEN([Sheet1.$C34])))" table:style-name="ce1">
            <text:p>Nasty Skulk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Night Goblin Mobs 25 x 25mm</text:p>
          </table:table-cell>
          <table:table-cell office:value-type="string" office:string-value="25 x 25mm" table:formula="of:=TRIM(RIGHT([.B35];10))" table:style-name="ce6">
            <text:p>25 x 25mm</text:p>
          </table:table-cell>
          <table:table-cell office:value-type="string" office:string-value="Night Goblin Mobs" table:formula="of:=TRIM(LEFT([Sheet1.$B35];LEN([Sheet1.$B35])-LEN([Sheet1.$C35])))" table:style-name="ce1">
            <text:p>Night Goblin Mob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Fanatics 25mm round base</text:p>
          </table:table-cell>
          <table:table-cell office:value-type="string" table:style-name="ce2">
            <text:p>25mm round base</text:p>
          </table:table-cell>
          <table:table-cell office:value-type="string" office:string-value="Fanatics" table:formula="of:=TRIM(LEFT([Sheet1.$B36];LEN([Sheet1.$B36])-LEN([Sheet1.$C36])))" table:style-name="ce1">
            <text:p>Fanatic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Night Goblin Squig Herds 25 x 25mm</text:p>
          </table:table-cell>
          <table:table-cell office:value-type="string" office:string-value="25 x 25mm" table:formula="of:=TRIM(RIGHT([.B37];10))" table:style-name="ce6">
            <text:p>25 x 25mm</text:p>
          </table:table-cell>
          <table:table-cell office:value-type="string" office:string-value="Night Goblin Squig Herds" table:formula="of:=TRIM(LEFT([Sheet1.$B37];LEN([Sheet1.$B37])-LEN([Sheet1.$C37])))" table:style-name="ce1">
            <text:p>Night Goblin Squig Herd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Troll Mobs 40 x 40mm</text:p>
          </table:table-cell>
          <table:table-cell office:value-type="string" office:string-value="40 x 40mm" table:formula="of:=TRIM(RIGHT([.B38];10))" table:style-name="ce6">
            <text:p>40 x 40mm</text:p>
          </table:table-cell>
          <table:table-cell office:value-type="string" office:string-value="Troll Mobs" table:formula="of:=TRIM(LEFT([Sheet1.$B38];LEN([Sheet1.$B38])-LEN([Sheet1.$C38])))" table:style-name="ce1">
            <text:p>Troll Mob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Orc Boar Boy Mobs 30 x 60mm</text:p>
          </table:table-cell>
          <table:table-cell office:value-type="string" office:string-value="30 x 60mm" table:formula="of:=TRIM(RIGHT([.B39];10))" table:style-name="ce6">
            <text:p>30 x 60mm</text:p>
          </table:table-cell>
          <table:table-cell office:value-type="string" office:string-value="Orc Boar Boy Mobs" table:formula="of:=TRIM(LEFT([Sheet1.$B39];LEN([Sheet1.$B39])-LEN([Sheet1.$C39])))" table:style-name="ce1">
            <text:p>Orc Boar Boy Mob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Goblin Spider Rider Mobs 25 x 50mm</text:p>
          </table:table-cell>
          <table:table-cell office:value-type="string" office:string-value="25 x 50mm" table:formula="of:=TRIM(RIGHT([.B40];10))" table:style-name="ce6">
            <text:p>25 x 50mm</text:p>
          </table:table-cell>
          <table:table-cell office:value-type="string" office:string-value="Goblin Spider Rider Mobs" table:formula="of:=TRIM(LEFT([Sheet1.$B40];LEN([Sheet1.$B40])-LEN([Sheet1.$C40])))" table:style-name="ce1">
            <text:p>Goblin Spider Rider Mob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Goblin Wolf Rider Mobs 25 x 50mm</text:p>
          </table:table-cell>
          <table:table-cell office:value-type="string" office:string-value="25 x 50mm" table:formula="of:=TRIM(RIGHT([.B41];10))" table:style-name="ce6">
            <text:p>25 x 50mm</text:p>
          </table:table-cell>
          <table:table-cell office:value-type="string" office:string-value="Goblin Wolf Rider Mobs" table:formula="of:=TRIM(LEFT([Sheet1.$B41];LEN([Sheet1.$B41])-LEN([Sheet1.$C41])))" table:style-name="ce1">
            <text:p>Goblin Wolf Rider Mob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Night Goblin Squig Hopper Mobs 25 x 25mm</text:p>
          </table:table-cell>
          <table:table-cell office:value-type="string" office:string-value="25 x 25mm" table:formula="of:=TRIM(RIGHT([.B42];10))" table:style-name="ce6">
            <text:p>25 x 25mm</text:p>
          </table:table-cell>
          <table:table-cell office:value-type="string" office:string-value="Night Goblin Squig Hopper Mobs" table:formula="of:=TRIM(LEFT([Sheet1.$B42];LEN([Sheet1.$B42])-LEN([Sheet1.$C42])))" table:style-name="ce1">
            <text:p>Night Goblin Squig Hopper Mob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Orc Boar Chariots 50 x 100mm</text:p>
          </table:table-cell>
          <table:table-cell office:value-type="string" office:string-value="50 x 100mm" table:formula="of:=TRIM(RIGHT([.B43];10))" table:style-name="ce6">
            <text:p>50 x 100mm</text:p>
          </table:table-cell>
          <table:table-cell office:value-type="string" office:string-value="Orc Boar Chariots" table:formula="of:=TRIM(LEFT([Sheet1.$B43];LEN([Sheet1.$B43])-LEN([Sheet1.$C43])))" table:style-name="ce1">
            <text:p>Orc Boar Chario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Goblin Wolf Chariots (2 wolves) 50 x 100mm</text:p>
          </table:table-cell>
          <table:table-cell office:value-type="string" office:string-value="50 x 100mm" table:formula="of:=TRIM(RIGHT([.B44];10))" table:style-name="ce6">
            <text:p>50 x 100mm</text:p>
          </table:table-cell>
          <table:table-cell office:value-type="string" office:string-value="Goblin Wolf Chariots (2 wolves)" table:formula="of:=TRIM(LEFT([Sheet1.$B44];LEN([Sheet1.$B44])-LEN([Sheet1.$C44])))" table:style-name="ce1">
            <text:p>Goblin Wolf Chariots (2 wolves)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Goblin Wolf Chariots (3 wolves) 60 x 100mm</text:p>
          </table:table-cell>
          <table:table-cell office:value-type="string" office:string-value="60 x 100mm" table:formula="of:=TRIM(RIGHT([.B45];10))" table:style-name="ce6">
            <text:p>60 x 100mm</text:p>
          </table:table-cell>
          <table:table-cell office:value-type="string" office:string-value="Goblin Wolf Chariots (3 wolves)" table:formula="of:=TRIM(LEFT([Sheet1.$B45];LEN([Sheet1.$B45])-LEN([Sheet1.$C45])))" table:style-name="ce1">
            <text:p>Goblin Wolf Chariots (3 wolves)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Snotling Pump Wagons 50 x 75mm</text:p>
          </table:table-cell>
          <table:table-cell office:value-type="string" office:string-value="50 x 75mm" table:formula="of:=TRIM(RIGHT([.B46];10))" table:style-name="ce6">
            <text:p>50 x 75mm</text:p>
          </table:table-cell>
          <table:table-cell office:value-type="string" office:string-value="Snotling Pump Wagons" table:formula="of:=TRIM(LEFT([Sheet1.$B46];LEN([Sheet1.$B46])-LEN([Sheet1.$C46])))" table:style-name="ce1">
            <text:p>Snotling Pump Wagon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Wyverns 50 x 100mm</text:p>
          </table:table-cell>
          <table:table-cell office:value-type="string" office:string-value="50 x 100mm" table:formula="of:=TRIM(RIGHT([.B47];10))" table:style-name="ce6">
            <text:p>50 x 100mm</text:p>
          </table:table-cell>
          <table:table-cell office:value-type="string" office:string-value="Wyverns" table:formula="of:=TRIM(LEFT([Sheet1.$B47];LEN([Sheet1.$B47])-LEN([Sheet1.$C47])))" table:style-name="ce1">
            <text:p>Wyvern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Arachnarok Spider 100 x 150mm</text:p>
          </table:table-cell>
          <table:table-cell office:value-type="string" table:style-name="ce2">
            <text:p>100 x 150mm</text:p>
          </table:table-cell>
          <table:table-cell office:value-type="string" office:string-value="Arachnarok Spider" table:formula="of:=TRIM(LEFT([Sheet1.$B48];LEN([Sheet1.$B48])-LEN([Sheet1.$C48])))" table:style-name="ce1">
            <text:p>Arachnarok Spid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Mangler Squigs 50 x 75mm</text:p>
          </table:table-cell>
          <table:table-cell office:value-type="string" office:string-value="50 x 75mm" table:formula="of:=TRIM(RIGHT([.B49];10))" table:style-name="ce6">
            <text:p>50 x 75mm</text:p>
          </table:table-cell>
          <table:table-cell office:value-type="string" office:string-value="Mangler Squigs" table:formula="of:=TRIM(LEFT([Sheet1.$B49];LEN([Sheet1.$B49])-LEN([Sheet1.$C49])))" table:style-name="ce1">
            <text:p>Mangler Squig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Giants <text:s/>50 x 50mm or 50 x 75mm</text:p>
          </table:table-cell>
          <table:table-cell office:value-type="string" table:style-name="ce2">
            <text:p>50 x 50mm or 50 x 75mm</text:p>
          </table:table-cell>
          <table:table-cell office:value-type="string" office:string-value="Giants" table:formula="of:=TRIM(LEFT([Sheet1.$B50];LEN([Sheet1.$B50])-LEN([Sheet1.$C50])))" table:style-name="ce1">
            <text:p>Gian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Goblin Bolt Throwas 50 x 50mm</text:p>
          </table:table-cell>
          <table:table-cell office:value-type="string" office:string-value="50 x 50mm" table:formula="of:=TRIM(RIGHT([.B51];10))" table:style-name="ce6">
            <text:p>50 x 50mm</text:p>
          </table:table-cell>
          <table:table-cell office:value-type="string" office:string-value="Goblin Bolt Throwas" table:formula="of:=TRIM(LEFT([Sheet1.$B51];LEN([Sheet1.$B51])-LEN([Sheet1.$C51])))" table:style-name="ce1">
            <text:p>Goblin Bolt Throwa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Goblin Bolt Throwas - Crew - 25 x 25mm</text:p>
          </table:table-cell>
          <table:table-cell office:value-type="string" office:string-value="25 x 25mm" table:formula="of:=TRIM(RIGHT([.B52];10))" table:style-name="ce6">
            <text:p>25 x 25mm</text:p>
          </table:table-cell>
          <table:table-cell office:value-type="string" office:string-value="Goblin Bolt Throwas - Crew -" table:formula="of:=TRIM(LEFT([Sheet1.$B52];LEN([Sheet1.$B52])-LEN([Sheet1.$C52])))" table:style-name="ce1">
            <text:p>Goblin Bolt Throwas - Crew -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Doom Diver Catapults 50 x 75mm</text:p>
          </table:table-cell>
          <table:table-cell office:value-type="string" office:string-value="50 x 75mm" table:formula="of:=TRIM(RIGHT([.B53];10))" table:style-name="ce6">
            <text:p>50 x 75mm</text:p>
          </table:table-cell>
          <table:table-cell office:value-type="string" office:string-value="Doom Diver Catapults" table:formula="of:=TRIM(LEFT([Sheet1.$B53];LEN([Sheet1.$B53])-LEN([Sheet1.$C53])))" table:style-name="ce1">
            <text:p>Doom Diver Catapul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Doom Diver Catapults - Crew - 25 x 25mm</text:p>
          </table:table-cell>
          <table:table-cell office:value-type="string" office:string-value="25 x 25mm" table:formula="of:=TRIM(RIGHT([.B54];10))" table:style-name="ce6">
            <text:p>25 x 25mm</text:p>
          </table:table-cell>
          <table:table-cell office:value-type="string" office:string-value="Doom Diver Catapults - Crew -" table:formula="of:=TRIM(LEFT([Sheet1.$B54];LEN([Sheet1.$B54])-LEN([Sheet1.$C54])))" table:style-name="ce1">
            <text:p>Doom Diver Catapults - Crew -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Goblin Rock Lobbers 60 x 10mm</text:p>
          </table:table-cell>
          <table:table-cell office:value-type="string" office:string-value="60 x 10mm" table:formula="of:=TRIM(RIGHT([.B55];10))" table:style-name="ce6">
            <text:p>60 x 10mm</text:p>
          </table:table-cell>
          <table:table-cell office:value-type="string" office:string-value="Goblin Rock Lobbers" table:formula="of:=TRIM(LEFT([Sheet1.$B55];LEN([Sheet1.$B55])-LEN([Sheet1.$C55])))" table:style-name="ce1">
            <text:p>Goblin Rock Lobb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Goblin Rock Lobbers - Crew - 25 x 25mm</text:p>
          </table:table-cell>
          <table:table-cell office:value-type="string" office:string-value="25 x 25mm" table:formula="of:=TRIM(RIGHT([.B56];10))" table:style-name="ce6">
            <text:p>25 x 25mm</text:p>
          </table:table-cell>
          <table:table-cell office:value-type="string" office:string-value="Goblin Rock Lobbers - Crew -" table:formula="of:=TRIM(LEFT([Sheet1.$B56];LEN([Sheet1.$B56])-LEN([Sheet1.$C56])))" table:style-name="ce1">
            <text:p>Goblin Rock Lobbers - Crew -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c &amp; Goblin Tribes</text:p>
          </table:table-cell>
          <table:table-cell office:value-type="string" table:style-name="ce2">
            <text:p>Orc Bullies 30 x 30mm</text:p>
          </table:table-cell>
          <table:table-cell office:value-type="string" office:string-value="30 x 30mm" table:formula="of:=TRIM(RIGHT([.B57];10))" table:style-name="ce6">
            <text:p>30 x 30mm</text:p>
          </table:table-cell>
          <table:table-cell office:value-type="string" office:string-value="Orc Bullies" table:formula="of:=TRIM(LEFT([Sheet1.$B57];LEN([Sheet1.$B57])-LEN([Sheet1.$C57])))" table:style-name="ce1">
            <text:p>Orc Bulli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b Kings of Khemri</text:p>
          </table:table-cell>
          <table:table-cell office:value-type="string" table:style-name="ce2">
            <text:p>Monarchs Of Nehekhara 25 x 25mm</text:p>
          </table:table-cell>
          <table:table-cell office:value-type="string" office:string-value="25 x 25mm" table:formula="of:=TRIM(RIGHT([.B58];10))" table:style-name="ce6">
            <text:p>25 x 25mm</text:p>
          </table:table-cell>
          <table:table-cell office:value-type="string" office:string-value="Monarchs Of Nehekhara" table:formula="of:=TRIM(LEFT([Sheet1.$B58];LEN([Sheet1.$B58])-LEN([Sheet1.$C58])))" table:style-name="ce1">
            <text:p>Monarchs Of Nehekhara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b Kings of Khemri</text:p>
          </table:table-cell>
          <table:table-cell office:value-type="string" table:style-name="ce2">
            <text:p>Royal Heralds 25 x 25mm</text:p>
          </table:table-cell>
          <table:table-cell office:value-type="string" office:string-value="25 x 25mm" table:formula="of:=TRIM(RIGHT([.B59];10))" table:style-name="ce6">
            <text:p>25 x 25mm</text:p>
          </table:table-cell>
          <table:table-cell office:value-type="string" office:string-value="Royal Heralds" table:formula="of:=TRIM(LEFT([Sheet1.$B59];LEN([Sheet1.$B59])-LEN([Sheet1.$C59])))" table:style-name="ce1">
            <text:p>Royal Herald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b Kings of Khemri</text:p>
          </table:table-cell>
          <table:table-cell office:value-type="string" table:style-name="ce2">
            <text:p>Liche Priests 25 x 25mm</text:p>
          </table:table-cell>
          <table:table-cell office:value-type="string" office:string-value="25 x 25mm" table:formula="of:=TRIM(RIGHT([.B60];10))" table:style-name="ce6">
            <text:p>25 x 25mm</text:p>
          </table:table-cell>
          <table:table-cell office:value-type="string" office:string-value="Liche Priests" table:formula="of:=TRIM(LEFT([Sheet1.$B60];LEN([Sheet1.$B60])-LEN([Sheet1.$C60])))" table:style-name="ce1">
            <text:p>Liche Pries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b Kings of Khemri</text:p>
          </table:table-cell>
          <table:table-cell office:value-type="string" table:style-name="ce2">
            <text:p>Necrotect 25 x 25mm</text:p>
          </table:table-cell>
          <table:table-cell office:value-type="string" office:string-value="25 x 25mm" table:formula="of:=TRIM(RIGHT([.B61];10))" table:style-name="ce6">
            <text:p>25 x 25mm</text:p>
          </table:table-cell>
          <table:table-cell office:value-type="string" office:string-value="Necrotect" table:formula="of:=TRIM(LEFT([Sheet1.$B61];LEN([Sheet1.$B61])-LEN([Sheet1.$C61])))" table:style-name="ce1">
            <text:p>Necrotec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b Kings of Khemri</text:p>
          </table:table-cell>
          <table:table-cell office:value-type="string" table:style-name="ce2">
            <text:p>Tomb Guard 25 x 25mm</text:p>
          </table:table-cell>
          <table:table-cell office:value-type="string" office:string-value="25 x 25mm" table:formula="of:=TRIM(RIGHT([.B62];10))" table:style-name="ce6">
            <text:p>25 x 25mm</text:p>
          </table:table-cell>
          <table:table-cell office:value-type="string" office:string-value="Tomb Guard" table:formula="of:=TRIM(LEFT([Sheet1.$B62];LEN([Sheet1.$B62])-LEN([Sheet1.$C62])))" table:style-name="ce1">
            <text:p>Tomb Guard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b Kings of Khemri</text:p>
          </table:table-cell>
          <table:table-cell office:value-type="string" table:style-name="ce2">
            <text:p>Skeleton Warriors 25 x 25mm</text:p>
          </table:table-cell>
          <table:table-cell office:value-type="string" office:string-value="25 x 25mm" table:formula="of:=TRIM(RIGHT([.B63];10))" table:style-name="ce6">
            <text:p>25 x 25mm</text:p>
          </table:table-cell>
          <table:table-cell office:value-type="string" office:string-value="Skeleton Warriors" table:formula="of:=TRIM(LEFT([Sheet1.$B63];LEN([Sheet1.$B63])-LEN([Sheet1.$C63])))" table:style-name="ce1">
            <text:p>Skeleton Warrio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b Kings of Khemri</text:p>
          </table:table-cell>
          <table:table-cell office:value-type="string" table:style-name="ce2">
            <text:p>Skeleton Archers 25 x 25mm</text:p>
          </table:table-cell>
          <table:table-cell office:value-type="string" office:string-value="25 x 25mm" table:formula="of:=TRIM(RIGHT([.B64];10))" table:style-name="ce6">
            <text:p>25 x 25mm</text:p>
          </table:table-cell>
          <table:table-cell office:value-type="string" office:string-value="Skeleton Archers" table:formula="of:=TRIM(LEFT([Sheet1.$B64];LEN([Sheet1.$B64])-LEN([Sheet1.$C64])))" table:style-name="ce1">
            <text:p>Skeleton Arch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b Kings of Khemri</text:p>
          </table:table-cell>
          <table:table-cell office:value-type="string" table:style-name="ce2">
            <text:p>Skeleton Skirmishers 25 x 25mm</text:p>
          </table:table-cell>
          <table:table-cell office:value-type="string" office:string-value="25 x 25mm" table:formula="of:=TRIM(RIGHT([.B65];10))" table:style-name="ce6">
            <text:p>25 x 25mm</text:p>
          </table:table-cell>
          <table:table-cell office:value-type="string" office:string-value="Skeleton Skirmishers" table:formula="of:=TRIM(LEFT([Sheet1.$B65];LEN([Sheet1.$B65])-LEN([Sheet1.$C65])))" table:style-name="ce1">
            <text:p>Skeleton Skirmish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b Kings of Khemri</text:p>
          </table:table-cell>
          <table:table-cell office:value-type="string" table:style-name="ce2">
            <text:p>Ushabti 40 x 40mm</text:p>
          </table:table-cell>
          <table:table-cell office:value-type="string" office:string-value="40 x 40mm" table:formula="of:=TRIM(RIGHT([.B66];10))" table:style-name="ce6">
            <text:p>40 x 40mm</text:p>
          </table:table-cell>
          <table:table-cell office:value-type="string" office:string-value="Ushabti" table:formula="of:=TRIM(LEFT([Sheet1.$B66];LEN([Sheet1.$B66])-LEN([Sheet1.$C66])))" table:style-name="ce1">
            <text:p>Ushabti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b Kings of Khemri</text:p>
          </table:table-cell>
          <table:table-cell office:value-type="string" table:style-name="ce2">
            <text:p>Tomb Swarms 40 x 40mm</text:p>
          </table:table-cell>
          <table:table-cell office:value-type="string" office:string-value="40 x 40mm" table:formula="of:=TRIM(RIGHT([.B67];10))" table:style-name="ce6">
            <text:p>40 x 40mm</text:p>
          </table:table-cell>
          <table:table-cell office:value-type="string" office:string-value="Tomb Swarms" table:formula="of:=TRIM(LEFT([Sheet1.$B67];LEN([Sheet1.$B67])-LEN([Sheet1.$C67])))" table:style-name="ce1">
            <text:p>Tomb Swarm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b Kings of Khemri</text:p>
          </table:table-cell>
          <table:table-cell office:value-type="string" table:style-name="ce2">
            <text:p>Carrion 40 x 40mm</text:p>
          </table:table-cell>
          <table:table-cell office:value-type="string" office:string-value="40 x 40mm" table:formula="of:=TRIM(RIGHT([.B68];10))" table:style-name="ce6">
            <text:p>40 x 40mm</text:p>
          </table:table-cell>
          <table:table-cell office:value-type="string" office:string-value="Carrion" table:formula="of:=TRIM(LEFT([Sheet1.$B68];LEN([Sheet1.$B68])-LEN([Sheet1.$C68])))" table:style-name="ce1">
            <text:p>Carr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b Kings of Khemri</text:p>
          </table:table-cell>
          <table:table-cell office:value-type="string" table:style-name="ce2">
            <text:p>Skeleton Horsemen 25 x 50mm</text:p>
          </table:table-cell>
          <table:table-cell office:value-type="string" office:string-value="25 x 50mm" table:formula="of:=TRIM(RIGHT([.B69];10))" table:style-name="ce6">
            <text:p>25 x 50mm</text:p>
          </table:table-cell>
          <table:table-cell office:value-type="string" office:string-value="Skeleton Horsemen" table:formula="of:=TRIM(LEFT([Sheet1.$B69];LEN([Sheet1.$B69])-LEN([Sheet1.$C69])))" table:style-name="ce1">
            <text:p>Skeleton Horsem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b Kings of Khemri</text:p>
          </table:table-cell>
          <table:table-cell office:value-type="string" table:style-name="ce2">
            <text:p>Skeleton Horse Archers 25 x 50mm</text:p>
          </table:table-cell>
          <table:table-cell office:value-type="string" office:string-value="25 x 50mm" table:formula="of:=TRIM(RIGHT([.B70];10))" table:style-name="ce6">
            <text:p>25 x 50mm</text:p>
          </table:table-cell>
          <table:table-cell office:value-type="string" office:string-value="Skeleton Horse Archers" table:formula="of:=TRIM(LEFT([Sheet1.$B70];LEN([Sheet1.$B70])-LEN([Sheet1.$C70])))" table:style-name="ce1">
            <text:p>Skeleton Horse Arch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b Kings of Khemri</text:p>
          </table:table-cell>
          <table:table-cell office:value-type="string" table:style-name="ce2">
            <text:p>Necropolis Knights 50 x 100mm</text:p>
          </table:table-cell>
          <table:table-cell office:value-type="string" office:string-value="50 x 100mm" table:formula="of:=TRIM(RIGHT([.B71];10))" table:style-name="ce6">
            <text:p>50 x 100mm</text:p>
          </table:table-cell>
          <table:table-cell office:value-type="string" office:string-value="Necropolis Knights" table:formula="of:=TRIM(LEFT([Sheet1.$B71];LEN([Sheet1.$B71])-LEN([Sheet1.$C71])))" table:style-name="ce1">
            <text:p>Necropolis Knigh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b Kings of Khemri</text:p>
          </table:table-cell>
          <table:table-cell office:value-type="string" table:style-name="ce2">
            <text:p>Sepulchral Stalkers 50 x 100mm</text:p>
          </table:table-cell>
          <table:table-cell office:value-type="string" office:string-value="50 x 100mm" table:formula="of:=TRIM(RIGHT([.B72];10))" table:style-name="ce6">
            <text:p>50 x 100mm</text:p>
          </table:table-cell>
          <table:table-cell office:value-type="string" office:string-value="Sepulchral Stalkers" table:formula="of:=TRIM(LEFT([Sheet1.$B72];LEN([Sheet1.$B72])-LEN([Sheet1.$C72])))" table:style-name="ce1">
            <text:p>Sepulchral Stalk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b Kings of Khemri</text:p>
          </table:table-cell>
          <table:table-cell office:value-type="string" table:style-name="ce2">
            <text:p>Skeleton Chariots 50 x 100mm</text:p>
          </table:table-cell>
          <table:table-cell office:value-type="string" office:string-value="50 x 100mm" table:formula="of:=TRIM(RIGHT([.B73];10))" table:style-name="ce6">
            <text:p>50 x 100mm</text:p>
          </table:table-cell>
          <table:table-cell office:value-type="string" office:string-value="Skeleton Chariots" table:formula="of:=TRIM(LEFT([Sheet1.$B73];LEN([Sheet1.$B73])-LEN([Sheet1.$C73])))" table:style-name="ce1">
            <text:p>Skeleton Chario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b Kings of Khemri</text:p>
          </table:table-cell>
          <table:table-cell office:value-type="string" table:style-name="ce2">
            <text:p>Necrolith Bone Dragon 100 x 150mm</text:p>
          </table:table-cell>
          <table:table-cell office:value-type="string" office:string-value="100 x 150mm" table:formula="of:=TRIM(RIGHT([.B74];11))" table:style-name="ce6">
            <text:p>100 x 150mm</text:p>
          </table:table-cell>
          <table:table-cell office:value-type="string" office:string-value="Necrolith Bone Dragon" table:formula="of:=TRIM(LEFT([Sheet1.$B74];LEN([Sheet1.$B74])-LEN([Sheet1.$C74])))" table:style-name="ce1">
            <text:p>Necrolith Bone Drag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b Kings of Khemri</text:p>
          </table:table-cell>
          <table:table-cell office:value-type="string" table:style-name="ce2">
            <text:p>Khemrian Warsphinx 60 x 100mm</text:p>
          </table:table-cell>
          <table:table-cell office:value-type="string" office:string-value="60 x 100mm" table:formula="of:=TRIM(RIGHT([.B75];10))" table:style-name="ce6">
            <text:p>60 x 100mm</text:p>
          </table:table-cell>
          <table:table-cell office:value-type="string" office:string-value="Khemrian Warsphinx" table:formula="of:=TRIM(LEFT([Sheet1.$B75];LEN([Sheet1.$B75])-LEN([Sheet1.$C75])))" table:style-name="ce1">
            <text:p>Khemrian Warsphinx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b Kings of Khemri</text:p>
          </table:table-cell>
          <table:table-cell office:value-type="string" table:style-name="ce2">
            <text:p>Tomb Scorpion 75 x 50mm</text:p>
          </table:table-cell>
          <table:table-cell office:value-type="string" office:string-value="75 x 50mm" table:formula="of:=TRIM(RIGHT([.B76];10))" table:style-name="ce6">
            <text:p>75 x 50mm</text:p>
          </table:table-cell>
          <table:table-cell office:value-type="string" office:string-value="Tomb Scorpion" table:formula="of:=TRIM(LEFT([Sheet1.$B76];LEN([Sheet1.$B76])-LEN([Sheet1.$C76])))" table:style-name="ce1">
            <text:p>Tomb Scorp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b Kings of Khemri</text:p>
          </table:table-cell>
          <table:table-cell office:value-type="string" table:style-name="ce2">
            <text:p>Necrolith Colossus 50 x 50mm</text:p>
          </table:table-cell>
          <table:table-cell office:value-type="string" office:string-value="50 x 50mm" table:formula="of:=TRIM(RIGHT([.B77];10))" table:style-name="ce6">
            <text:p>50 x 50mm</text:p>
          </table:table-cell>
          <table:table-cell office:value-type="string" office:string-value="Necrolith Colossus" table:formula="of:=TRIM(LEFT([Sheet1.$B77];LEN([Sheet1.$B77])-LEN([Sheet1.$C77])))" table:style-name="ce1">
            <text:p>Necrolith Colossu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b Kings of Khemri</text:p>
          </table:table-cell>
          <table:table-cell office:value-type="string" table:style-name="ce2">
            <text:p>Necrosphinx 60 x 100mm</text:p>
          </table:table-cell>
          <table:table-cell office:value-type="string" office:string-value="60 x 100mm" table:formula="of:=TRIM(RIGHT([.B78];10))" table:style-name="ce6">
            <text:p>60 x 100mm</text:p>
          </table:table-cell>
          <table:table-cell office:value-type="string" office:string-value="Necrosphinx" table:formula="of:=TRIM(LEFT([Sheet1.$B78];LEN([Sheet1.$B78])-LEN([Sheet1.$C78])))" table:style-name="ce1">
            <text:p>Necrosphinx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b Kings of Khemri</text:p>
          </table:table-cell>
          <table:table-cell office:value-type="string" table:style-name="ce2">
            <text:p>Screaming Skull Catapult 60 x 100mm</text:p>
          </table:table-cell>
          <table:table-cell office:value-type="string" office:string-value="60 x 100mm" table:formula="of:=TRIM(RIGHT([.B79];10))" table:style-name="ce6">
            <text:p>60 x 100mm</text:p>
          </table:table-cell>
          <table:table-cell office:value-type="string" office:string-value="Screaming Skull Catapult" table:formula="of:=TRIM(LEFT([Sheet1.$B79];LEN([Sheet1.$B79])-LEN([Sheet1.$C79])))" table:style-name="ce1">
            <text:p>Screaming Skull Catapul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b Kings of Khemri</text:p>
          </table:table-cell>
          <table:table-cell office:value-type="string" table:style-name="ce2">
            <text:p>Casket of Souls</text:p>
          </table:table-cell>
          <table:table-cell table:style-name="ce6"/>
          <table:table-cell office:value-type="string" office:string-value="Casket of Souls" table:formula="of:=TRIM(LEFT([Sheet1.$B80];LEN([Sheet1.$B80])-LEN([Sheet1.$C80])))" table:style-name="ce1">
            <text:p>Casket of Soul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b Kings of Khemri</text:p>
          </table:table-cell>
          <table:table-cell office:value-type="string" table:style-name="ce2">
            <text:p>Tomb Kings Mounts</text:p>
          </table:table-cell>
          <table:table-cell table:style-name="ce6"/>
          <table:table-cell office:value-type="string" office:string-value="Tomb Kings Mounts" table:formula="of:=TRIM(LEFT([Sheet1.$B81];LEN([Sheet1.$B81])-LEN([Sheet1.$C81])))" table:style-name="ce1">
            <text:p>Tomb Kings Moun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b Kings of Khemri</text:p>
          </table:table-cell>
          <table:table-cell office:value-type="string" table:style-name="ce2">
            <text:p>Skeletal Steed 25 x 50mm</text:p>
          </table:table-cell>
          <table:table-cell office:value-type="string" office:string-value="25 x 50mm" table:formula="of:=TRIM(RIGHT([.B82];10))" table:style-name="ce6">
            <text:p>25 x 50mm</text:p>
          </table:table-cell>
          <table:table-cell office:value-type="string" office:string-value="Skeletal Steed" table:formula="of:=TRIM(LEFT([Sheet1.$B82];LEN([Sheet1.$B82])-LEN([Sheet1.$C82])))" table:style-name="ce1">
            <text:p>Skeletal Steed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b Kings of Khemri</text:p>
          </table:table-cell>
          <table:table-cell office:value-type="string" table:style-name="ce2">
            <text:p>Skeleton Chariot 50 x 100mm</text:p>
          </table:table-cell>
          <table:table-cell office:value-type="string" office:string-value="50 x 100mm" table:formula="of:=TRIM(RIGHT([.B83];10))" table:style-name="ce6">
            <text:p>50 x 100mm</text:p>
          </table:table-cell>
          <table:table-cell office:value-type="string" office:string-value="Skeleton Chariot" table:formula="of:=TRIM(LEFT([Sheet1.$B83];LEN([Sheet1.$B83])-LEN([Sheet1.$C83])))" table:style-name="ce1">
            <text:p>Skeleton Chario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gre Kingdoms</text:p>
          </table:table-cell>
          <table:table-cell office:value-type="string" table:style-name="ce2">
            <text:p>Standard ogres 40 x 40mm</text:p>
          </table:table-cell>
          <table:table-cell office:value-type="string" office:string-value="40 x 40mm" table:formula="of:=TRIM(RIGHT([.B84];10))" table:style-name="ce6">
            <text:p>40 x 40mm</text:p>
          </table:table-cell>
          <table:table-cell office:value-type="string" office:string-value="Standard ogres" table:formula="of:=TRIM(LEFT([Sheet1.$B84];LEN([Sheet1.$B84])-LEN([Sheet1.$C84])))" table:style-name="ce1">
            <text:p>Standard ogr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gre Kingdoms</text:p>
          </table:table-cell>
          <table:table-cell office:value-type="string" table:style-name="ce2">
            <text:p>Gnoblars <text:s/>25 x 25mm</text:p>
          </table:table-cell>
          <table:table-cell office:value-type="string" office:string-value="25 x 25mm" table:formula="of:=TRIM(RIGHT([.B85];10))" table:style-name="ce6">
            <text:p>25 x 25mm</text:p>
          </table:table-cell>
          <table:table-cell office:value-type="string" office:string-value="Gnoblars" table:formula="of:=TRIM(LEFT([Sheet1.$B85];LEN([Sheet1.$B85])-LEN([Sheet1.$C85])))" table:style-name="ce1">
            <text:p>Gnobla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gre Kingdoms</text:p>
          </table:table-cell>
          <table:table-cell office:value-type="string" table:style-name="ce2">
            <text:p>Ogre Lords 40 x 40mm</text:p>
          </table:table-cell>
          <table:table-cell office:value-type="string" office:string-value="40 x 40mm" table:formula="of:=TRIM(RIGHT([.B86];10))" table:style-name="ce6">
            <text:p>40 x 40mm</text:p>
          </table:table-cell>
          <table:table-cell office:value-type="string" office:string-value="Ogre Lords" table:formula="of:=TRIM(LEFT([Sheet1.$B86];LEN([Sheet1.$B86])-LEN([Sheet1.$C86])))" table:style-name="ce1">
            <text:p>Ogre Lord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gre Kingdoms</text:p>
          </table:table-cell>
          <table:table-cell office:value-type="string" table:style-name="ce2">
            <text:p>Butchers 40 x 40mm</text:p>
          </table:table-cell>
          <table:table-cell office:value-type="string" office:string-value="40 x 40mm" table:formula="of:=TRIM(RIGHT([.B87];10))" table:style-name="ce6">
            <text:p>40 x 40mm</text:p>
          </table:table-cell>
          <table:table-cell office:value-type="string" office:string-value="Butchers" table:formula="of:=TRIM(LEFT([Sheet1.$B87];LEN([Sheet1.$B87])-LEN([Sheet1.$C87])))" table:style-name="ce1">
            <text:p>Butch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gre Kingdoms</text:p>
          </table:table-cell>
          <table:table-cell office:value-type="string" table:style-name="ce2">
            <text:p>Butchers with cauldron 50 x 100mm</text:p>
          </table:table-cell>
          <table:table-cell office:value-type="string" office:string-value="50 x 100mm" table:formula="of:=TRIM(RIGHT([.B88];10))" table:style-name="ce6">
            <text:p>50 x 100mm</text:p>
          </table:table-cell>
          <table:table-cell office:value-type="string" office:string-value="Butchers with cauldron" table:formula="of:=TRIM(LEFT([Sheet1.$B88];LEN([Sheet1.$B88])-LEN([Sheet1.$C88])))" table:style-name="ce1">
            <text:p>Butchers with cauldr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gre Kingdoms</text:p>
          </table:table-cell>
          <table:table-cell office:value-type="string" table:style-name="ce2">
            <text:p>Hunters 50 x 50mm</text:p>
          </table:table-cell>
          <table:table-cell office:value-type="string" office:string-value="50 x 50mm" table:formula="of:=TRIM(RIGHT([.B89];10))" table:style-name="ce6">
            <text:p>50 x 50mm</text:p>
          </table:table-cell>
          <table:table-cell office:value-type="string" office:string-value="Hunters" table:formula="of:=TRIM(LEFT([Sheet1.$B89];LEN([Sheet1.$B89])-LEN([Sheet1.$C89])))" table:style-name="ce1">
            <text:p>Hunt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gre Kingdoms</text:p>
          </table:table-cell>
          <table:table-cell office:value-type="string" table:style-name="ce2">
            <text:p>Maneaters 40 x 40mm</text:p>
          </table:table-cell>
          <table:table-cell office:value-type="string" office:string-value="40 x 40mm" table:formula="of:=TRIM(RIGHT([.B90];10))" table:style-name="ce6">
            <text:p>40 x 40mm</text:p>
          </table:table-cell>
          <table:table-cell office:value-type="string" office:string-value="Maneaters" table:formula="of:=TRIM(LEFT([Sheet1.$B90];LEN([Sheet1.$B90])-LEN([Sheet1.$C90])))" table:style-name="ce1">
            <text:p>Maneat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gre Kingdoms</text:p>
          </table:table-cell>
          <table:table-cell office:value-type="string" table:style-name="ce2">
            <text:p>Yheties 40 x 40mm</text:p>
          </table:table-cell>
          <table:table-cell office:value-type="string" office:string-value="40 x 40mm" table:formula="of:=TRIM(RIGHT([.B91];10))" table:style-name="ce6">
            <text:p>40 x 40mm</text:p>
          </table:table-cell>
          <table:table-cell office:value-type="string" office:string-value="Yheties" table:formula="of:=TRIM(LEFT([Sheet1.$B91];LEN([Sheet1.$B91])-LEN([Sheet1.$C91])))" table:style-name="ce1">
            <text:p>Yheti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gre Kingdoms</text:p>
          </table:table-cell>
          <table:table-cell office:value-type="string" table:style-name="ce2">
            <text:p>Gorgers 50 x 50mm</text:p>
          </table:table-cell>
          <table:table-cell office:value-type="string" office:string-value="50 x 50mm" table:formula="of:=TRIM(RIGHT([.B92];10))" table:style-name="ce6">
            <text:p>50 x 50mm</text:p>
          </table:table-cell>
          <table:table-cell office:value-type="string" office:string-value="Gorgers" table:formula="of:=TRIM(LEFT([Sheet1.$B92];LEN([Sheet1.$B92])-LEN([Sheet1.$C92])))" table:style-name="ce1">
            <text:p>Gorg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astmen Brayherds</text:p>
          </table:table-cell>
          <table:table-cell office:value-type="string" table:style-name="ce2">
            <text:p>Gors <text:s/>25 x 25mm</text:p>
          </table:table-cell>
          <table:table-cell office:value-type="string" office:string-value="25 x 25mm" table:formula="of:=TRIM(RIGHT([.B93];10))" table:style-name="ce6">
            <text:p>25 x 25mm</text:p>
          </table:table-cell>
          <table:table-cell office:value-type="string" office:string-value="Gors" table:formula="of:=TRIM(LEFT([Sheet1.$B93];LEN([Sheet1.$B93])-LEN([Sheet1.$C93])))" table:style-name="ce1">
            <text:p>Go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astmen Brayherds</text:p>
          </table:table-cell>
          <table:table-cell office:value-type="string" table:style-name="ce2">
            <text:p>Bestigors <text:s/>30 x 30mm</text:p>
          </table:table-cell>
          <table:table-cell office:value-type="string" office:string-value="30 x 30mm" table:formula="of:=TRIM(RIGHT([.B94];10))" table:style-name="ce6">
            <text:p>30 x 30mm</text:p>
          </table:table-cell>
          <table:table-cell office:value-type="string" office:string-value="Bestigors" table:formula="of:=TRIM(LEFT([Sheet1.$B94];LEN([Sheet1.$B94])-LEN([Sheet1.$C94])))" table:style-name="ce1">
            <text:p>Bestigo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astmen Brayherds</text:p>
          </table:table-cell>
          <table:table-cell office:value-type="string" table:style-name="ce2">
            <text:p>Beastman Lords 25s or 30s</text:p>
          </table:table-cell>
          <table:table-cell office:value-type="string" table:style-name="ce2">
            <text:p>25 x 25mm or 30 x 30mm</text:p>
          </table:table-cell>
          <table:table-cell office:value-type="string" table:style-name="ce1">
            <text:p>Beastman Lord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astmen Brayherds</text:p>
          </table:table-cell>
          <table:table-cell office:value-type="string" table:style-name="ce2">
            <text:p>Beastman Shamans 25s or 30s</text:p>
          </table:table-cell>
          <table:table-cell office:value-type="string" table:style-name="ce2">
            <text:p>25 x 25mm or 30 x 30mm</text:p>
          </table:table-cell>
          <table:table-cell office:value-type="string" table:style-name="ce1">
            <text:p>Beastman Shama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astmen Brayherds</text:p>
          </table:table-cell>
          <table:table-cell office:value-type="string" table:style-name="ce2">
            <text:p>Minotaurs 50 x 50mm</text:p>
          </table:table-cell>
          <table:table-cell office:value-type="string" office:string-value="50 x 50mm" table:formula="of:=TRIM(RIGHT([.B97];10))" table:style-name="ce6">
            <text:p>50 x 50mm</text:p>
          </table:table-cell>
          <table:table-cell office:value-type="string" office:string-value="Minotaurs" table:formula="of:=TRIM(LEFT([Sheet1.$B97];LEN([Sheet1.$B97])-LEN([Sheet1.$C97])))" table:style-name="ce1">
            <text:p>Minotau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astmen Brayherds</text:p>
          </table:table-cell>
          <table:table-cell office:value-type="string" table:style-name="ce2">
            <text:p>Ghorgon/Cygor <text:s/>60 x 100mm</text:p>
          </table:table-cell>
          <table:table-cell office:value-type="string" office:string-value="60 x 100mm" table:formula="of:=TRIM(RIGHT([.B98];10))" table:style-name="ce6">
            <text:p>60 x 100mm</text:p>
          </table:table-cell>
          <table:table-cell office:value-type="string" office:string-value="Ghorgon/Cygor" table:formula="of:=TRIM(LEFT([Sheet1.$B98];LEN([Sheet1.$B98])-LEN([Sheet1.$C98])))" table:style-name="ce1">
            <text:p>Ghorgon/Cygo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astmen Brayherds</text:p>
          </table:table-cell>
          <table:table-cell office:value-type="string" table:style-name="ce2">
            <text:p>Dragon Ogre Shaggoth 50 x 75mm</text:p>
          </table:table-cell>
          <table:table-cell office:value-type="string" office:string-value="50 x 75mm" table:formula="of:=TRIM(RIGHT([.B99];10))" table:style-name="ce6">
            <text:p>50 x 75mm</text:p>
          </table:table-cell>
          <table:table-cell office:value-type="string" office:string-value="Dragon Ogre Shaggoth" table:formula="of:=TRIM(LEFT([Sheet1.$B99];LEN([Sheet1.$B99])-LEN([Sheet1.$C99])))" table:style-name="ce1">
            <text:p>Dragon Ogre Shaggoth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astmen Brayherds</text:p>
          </table:table-cell>
          <table:table-cell office:value-type="string" table:style-name="ce2">
            <text:p>Jabberslythe 60 x 100mm</text:p>
          </table:table-cell>
          <table:table-cell office:value-type="string" office:string-value="60 x 100mm" table:formula="of:=TRIM(RIGHT([.B100];10))" table:style-name="ce6">
            <text:p>60 x 100mm</text:p>
          </table:table-cell>
          <table:table-cell office:value-type="string" office:string-value="Jabberslythe" table:formula="of:=TRIM(LEFT([Sheet1.$B100];LEN([Sheet1.$B100])-LEN([Sheet1.$C100])))" table:style-name="ce1">
            <text:p>Jabberslyth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astmen Brayherds</text:p>
          </table:table-cell>
          <table:table-cell office:value-type="string" table:style-name="ce2">
            <text:p>Cockatrice 50 x 50mm</text:p>
          </table:table-cell>
          <table:table-cell office:value-type="string" office:string-value="50 x 50mm" table:formula="of:=TRIM(RIGHT([.B101];10))" table:style-name="ce6">
            <text:p>50 x 50mm</text:p>
          </table:table-cell>
          <table:table-cell office:value-type="string" office:string-value="Cockatrice" table:formula="of:=TRIM(LEFT([Sheet1.$B101];LEN([Sheet1.$B101])-LEN([Sheet1.$C101])))" table:style-name="ce1">
            <text:p>Cockatric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astmen Brayherds</text:p>
          </table:table-cell>
          <table:table-cell office:value-type="string" table:style-name="ce2">
            <text:p>All beastman chariots 50 x 100mm</text:p>
          </table:table-cell>
          <table:table-cell office:value-type="string" office:string-value="50 x 100mm" table:formula="of:=TRIM(RIGHT([.B102];10))" table:style-name="ce6">
            <text:p>50 x 100mm</text:p>
          </table:table-cell>
          <table:table-cell office:value-type="string" office:string-value="All beastman chariots" table:formula="of:=TRIM(LEFT([Sheet1.$B102];LEN([Sheet1.$B102])-LEN([Sheet1.$C102])))" table:style-name="ce1">
            <text:p>All beastman chario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astmen Brayherds</text:p>
          </table:table-cell>
          <table:table-cell office:value-type="string" table:style-name="ce2">
            <text:p>Chaos warhounds 25 x 50mm</text:p>
          </table:table-cell>
          <table:table-cell office:value-type="string" office:string-value="25 x 50mm" table:formula="of:=TRIM(RIGHT([.B103];10))" table:style-name="ce6">
            <text:p>25 x 50mm</text:p>
          </table:table-cell>
          <table:table-cell office:value-type="string" office:string-value="Chaos warhounds" table:formula="of:=TRIM(LEFT([Sheet1.$B103];LEN([Sheet1.$B103])-LEN([Sheet1.$C103])))" table:style-name="ce1">
            <text:p>Chaos warhound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astmen Brayherds</text:p>
          </table:table-cell>
          <table:table-cell office:value-type="string" table:style-name="ce2">
            <text:p>Razorgor herd 50 x 75mm</text:p>
          </table:table-cell>
          <table:table-cell office:value-type="string" office:string-value="50 x 75mm" table:formula="of:=TRIM(RIGHT([.B104];10))" table:style-name="ce6">
            <text:p>50 x 75mm</text:p>
          </table:table-cell>
          <table:table-cell office:value-type="string" office:string-value="Razorgor herd" table:formula="of:=TRIM(LEFT([Sheet1.$B104];LEN([Sheet1.$B104])-LEN([Sheet1.$C104])))" table:style-name="ce1">
            <text:p>Razorgor herd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astmen Brayherds</text:p>
          </table:table-cell>
          <table:table-cell office:value-type="string" table:style-name="ce2">
            <text:p>Centigor 30 x 60mm</text:p>
          </table:table-cell>
          <table:table-cell office:value-type="string" office:string-value="30 x 60mm" table:formula="of:=TRIM(RIGHT([.B105];10))" table:style-name="ce6">
            <text:p>30 x 60mm</text:p>
          </table:table-cell>
          <table:table-cell office:value-type="string" office:string-value="Centigor" table:formula="of:=TRIM(LEFT([Sheet1.$B105];LEN([Sheet1.$B105])-LEN([Sheet1.$C105])))" table:style-name="ce1">
            <text:p>Centigo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astmen Brayherds</text:p>
          </table:table-cell>
          <table:table-cell office:value-type="string" table:style-name="ce2">
            <text:p>Dragon Ogres 50 x 75mm</text:p>
          </table:table-cell>
          <table:table-cell office:value-type="string" office:string-value="50 x 75mm" table:formula="of:=TRIM(RIGHT([.B106];10))" table:style-name="ce6">
            <text:p>50 x 75mm</text:p>
          </table:table-cell>
          <table:table-cell office:value-type="string" office:string-value="Dragon Ogres" table:formula="of:=TRIM(LEFT([Sheet1.$B106];LEN([Sheet1.$B106])-LEN([Sheet1.$C106])))" table:style-name="ce1">
            <text:p>Dragon Ogr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warfen Mountain Holds</text:p>
          </table:table-cell>
          <table:table-cell office:value-type="string" table:style-name="ce2">
            <text:p>Dwarf Lords 25 x 25mm</text:p>
          </table:table-cell>
          <table:table-cell office:value-type="string" office:string-value="25 x 25mm" table:formula="of:=TRIM(RIGHT([.B107];10))" table:style-name="ce6">
            <text:p>25 x 25mm</text:p>
          </table:table-cell>
          <table:table-cell office:value-type="string" office:string-value="Dwarf Lords" table:formula="of:=TRIM(LEFT([Sheet1.$B107];LEN([Sheet1.$B107])-LEN([Sheet1.$C107])))" table:style-name="ce1">
            <text:p>Dwarf Lord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warfen Mountain Holds</text:p>
          </table:table-cell>
          <table:table-cell office:value-type="string" table:style-name="ce2">
            <text:p>Shield Bearers 50 x 50mm</text:p>
          </table:table-cell>
          <table:table-cell office:value-type="string" office:string-value="50 x 50mm" table:formula="of:=TRIM(RIGHT([.B108];10))" table:style-name="ce6">
            <text:p>50 x 50mm</text:p>
          </table:table-cell>
          <table:table-cell office:value-type="string" office:string-value="Shield Bearers" table:formula="of:=TRIM(LEFT([Sheet1.$B108];LEN([Sheet1.$B108])-LEN([Sheet1.$C108])))" table:style-name="ce1">
            <text:p>Shield Bear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warfen Mountain Holds</text:p>
          </table:table-cell>
          <table:table-cell office:value-type="string" table:style-name="ce2">
            <text:p>Anvil of Doom n/a</text:p>
          </table:table-cell>
          <table:table-cell office:value-type="string" office:string-value="f Doom n/a" table:formula="of:=TRIM(RIGHT([.B109];10))" table:style-name="ce6">
            <text:p>f Doom n/a</text:p>
          </table:table-cell>
          <table:table-cell office:value-type="string" office:string-value="Anvil o" table:formula="of:=TRIM(LEFT([Sheet1.$B109];LEN([Sheet1.$B109])-LEN([Sheet1.$C109])))" table:style-name="ce1">
            <text:p>Anvil o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warfen Mountain Holds</text:p>
          </table:table-cell>
          <table:table-cell office:value-type="string" table:style-name="ce2">
            <text:p>Dwarf Runesmiths 25 x 25mm</text:p>
          </table:table-cell>
          <table:table-cell office:value-type="string" office:string-value="25 x 25mm" table:formula="of:=TRIM(RIGHT([.B110];10))" table:style-name="ce6">
            <text:p>25 x 25mm</text:p>
          </table:table-cell>
          <table:table-cell office:value-type="string" office:string-value="Dwarf Runesmiths" table:formula="of:=TRIM(LEFT([Sheet1.$B110];LEN([Sheet1.$B110])-LEN([Sheet1.$C110])))" table:style-name="ce1">
            <text:p>Dwarf Runesmith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warfen Mountain Holds</text:p>
          </table:table-cell>
          <table:table-cell office:value-type="string" table:style-name="ce2">
            <text:p>Slayers of Legend 25 x 25mm</text:p>
          </table:table-cell>
          <table:table-cell office:value-type="string" office:string-value="25 x 25mm" table:formula="of:=TRIM(RIGHT([.B111];10))" table:style-name="ce6">
            <text:p>25 x 25mm</text:p>
          </table:table-cell>
          <table:table-cell office:value-type="string" office:string-value="Slayers of Legend" table:formula="of:=TRIM(LEFT([Sheet1.$B111];LEN([Sheet1.$B111])-LEN([Sheet1.$C111])))" table:style-name="ce1">
            <text:p>Slayers of Legend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warfen Mountain Holds</text:p>
          </table:table-cell>
          <table:table-cell office:value-type="string" table:style-name="ce2">
            <text:p>Dwarf Engineers 25 x 25mm</text:p>
          </table:table-cell>
          <table:table-cell office:value-type="string" office:string-value="25 x 25mm" table:formula="of:=TRIM(RIGHT([.B112];10))" table:style-name="ce6">
            <text:p>25 x 25mm</text:p>
          </table:table-cell>
          <table:table-cell office:value-type="string" office:string-value="Dwarf Engineers" table:formula="of:=TRIM(LEFT([Sheet1.$B112];LEN([Sheet1.$B112])-LEN([Sheet1.$C112])))" table:style-name="ce1">
            <text:p>Dwarf Engine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warfen Mountain Holds</text:p>
          </table:table-cell>
          <table:table-cell office:value-type="string" table:style-name="ce2">
            <text:p>Dwarf Warriors 25 x 25mm</text:p>
          </table:table-cell>
          <table:table-cell office:value-type="string" office:string-value="25 x 25mm" table:formula="of:=TRIM(RIGHT([.B113];10))" table:style-name="ce6">
            <text:p>25 x 25mm</text:p>
          </table:table-cell>
          <table:table-cell office:value-type="string" office:string-value="Dwarf Warriors" table:formula="of:=TRIM(LEFT([Sheet1.$B113];LEN([Sheet1.$B113])-LEN([Sheet1.$C113])))" table:style-name="ce1">
            <text:p>Dwarf Warrio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warfen Mountain Holds</text:p>
          </table:table-cell>
          <table:table-cell office:value-type="string" table:style-name="ce2">
            <text:p>Longbeards 25 x 25mm</text:p>
          </table:table-cell>
          <table:table-cell office:value-type="string" office:string-value="25 x 25mm" table:formula="of:=TRIM(RIGHT([.B114];10))" table:style-name="ce6">
            <text:p>25 x 25mm</text:p>
          </table:table-cell>
          <table:table-cell office:value-type="string" office:string-value="Longbeards" table:formula="of:=TRIM(LEFT([Sheet1.$B114];LEN([Sheet1.$B114])-LEN([Sheet1.$C114])))" table:style-name="ce1">
            <text:p>Longbeard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warfen Mountain Holds</text:p>
          </table:table-cell>
          <table:table-cell office:value-type="string" table:style-name="ce2">
            <text:p>Quarrellers and Thunderers 25 x 25mm</text:p>
          </table:table-cell>
          <table:table-cell office:value-type="string" office:string-value="25 x 25mm" table:formula="of:=TRIM(RIGHT([.B115];10))" table:style-name="ce6">
            <text:p>25 x 25mm</text:p>
          </table:table-cell>
          <table:table-cell office:value-type="string" office:string-value="Quarrellers and Thunderers" table:formula="of:=TRIM(LEFT([Sheet1.$B115];LEN([Sheet1.$B115])-LEN([Sheet1.$C115])))" table:style-name="ce1">
            <text:p>Quarrellers and Thunder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warfen Mountain Holds</text:p>
          </table:table-cell>
          <table:table-cell office:value-type="string" table:style-name="ce2">
            <text:p>Rangers 25 x 25mm</text:p>
          </table:table-cell>
          <table:table-cell office:value-type="string" office:string-value="25 x 25mm" table:formula="of:=TRIM(RIGHT([.B116];10))" table:style-name="ce6">
            <text:p>25 x 25mm</text:p>
          </table:table-cell>
          <table:table-cell office:value-type="string" office:string-value="Rangers" table:formula="of:=TRIM(LEFT([Sheet1.$B116];LEN([Sheet1.$B116])-LEN([Sheet1.$C116])))" table:style-name="ce1">
            <text:p>Rang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warfen Mountain Holds</text:p>
          </table:table-cell>
          <table:table-cell office:value-type="string" table:style-name="ce2">
            <text:p>Hammerers 25 x 25mm</text:p>
          </table:table-cell>
          <table:table-cell office:value-type="string" office:string-value="25 x 25mm" table:formula="of:=TRIM(RIGHT([.B117];10))" table:style-name="ce6">
            <text:p>25 x 25mm</text:p>
          </table:table-cell>
          <table:table-cell office:value-type="string" office:string-value="Hammerers" table:formula="of:=TRIM(LEFT([Sheet1.$B117];LEN([Sheet1.$B117])-LEN([Sheet1.$C117])))" table:style-name="ce1">
            <text:p>Hammer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warfen Mountain Holds</text:p>
          </table:table-cell>
          <table:table-cell office:value-type="string" table:style-name="ce2">
            <text:p>Ironbreakers 25 x 25mm</text:p>
          </table:table-cell>
          <table:table-cell office:value-type="string" office:string-value="25 x 25mm" table:formula="of:=TRIM(RIGHT([.B118];10))" table:style-name="ce6">
            <text:p>25 x 25mm</text:p>
          </table:table-cell>
          <table:table-cell office:value-type="string" office:string-value="Ironbreakers" table:formula="of:=TRIM(LEFT([Sheet1.$B118];LEN([Sheet1.$B118])-LEN([Sheet1.$C118])))" table:style-name="ce1">
            <text:p>Ironbreak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warfen Mountain Holds</text:p>
          </table:table-cell>
          <table:table-cell office:value-type="string" table:style-name="ce2">
            <text:p>Irondrakes 25 x 25mm</text:p>
          </table:table-cell>
          <table:table-cell office:value-type="string" office:string-value="25 x 25mm" table:formula="of:=TRIM(RIGHT([.B119];10))" table:style-name="ce6">
            <text:p>25 x 25mm</text:p>
          </table:table-cell>
          <table:table-cell office:value-type="string" office:string-value="Irondrakes" table:formula="of:=TRIM(LEFT([Sheet1.$B119];LEN([Sheet1.$B119])-LEN([Sheet1.$C119])))" table:style-name="ce1">
            <text:p>Irondrak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warfen Mountain Holds</text:p>
          </table:table-cell>
          <table:table-cell office:value-type="string" table:style-name="ce2">
            <text:p>Miners 25 x 25mm</text:p>
          </table:table-cell>
          <table:table-cell office:value-type="string" office:string-value="25 x 25mm" table:formula="of:=TRIM(RIGHT([.B120];10))" table:style-name="ce6">
            <text:p>25 x 25mm</text:p>
          </table:table-cell>
          <table:table-cell office:value-type="string" office:string-value="Miners" table:formula="of:=TRIM(LEFT([Sheet1.$B120];LEN([Sheet1.$B120])-LEN([Sheet1.$C120])))" table:style-name="ce1">
            <text:p>Min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warfen Mountain Holds</text:p>
          </table:table-cell>
          <table:table-cell office:value-type="string" table:style-name="ce2">
            <text:p>Slayers 25 x 25mm</text:p>
          </table:table-cell>
          <table:table-cell office:value-type="string" office:string-value="25 x 25mm" table:formula="of:=TRIM(RIGHT([.B121];10))" table:style-name="ce6">
            <text:p>25 x 25mm</text:p>
          </table:table-cell>
          <table:table-cell office:value-type="string" office:string-value="Slayers" table:formula="of:=TRIM(LEFT([Sheet1.$B121];LEN([Sheet1.$B121])-LEN([Sheet1.$C121])))" table:style-name="ce1">
            <text:p>Slay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warfen Mountain Holds</text:p>
          </table:table-cell>
          <table:table-cell office:value-type="string" table:style-name="ce2">
            <text:p>Gyrocopters 50 x 50mm</text:p>
          </table:table-cell>
          <table:table-cell office:value-type="string" office:string-value="50 x 50mm" table:formula="of:=TRIM(RIGHT([.B122];10))" table:style-name="ce6">
            <text:p>50 x 50mm</text:p>
          </table:table-cell>
          <table:table-cell office:value-type="string" office:string-value="Gyrocopters" table:formula="of:=TRIM(LEFT([Sheet1.$B122];LEN([Sheet1.$B122])-LEN([Sheet1.$C122])))" table:style-name="ce1">
            <text:p>Gyrocopt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warfen Mountain Holds</text:p>
          </table:table-cell>
          <table:table-cell office:value-type="string" table:style-name="ce2">
            <text:p>Gyrobombers 50 x 50mm</text:p>
          </table:table-cell>
          <table:table-cell office:value-type="string" office:string-value="50 x 50mm" table:formula="of:=TRIM(RIGHT([.B123];10))" table:style-name="ce6">
            <text:p>50 x 50mm</text:p>
          </table:table-cell>
          <table:table-cell office:value-type="string" office:string-value="Gyrobombers" table:formula="of:=TRIM(LEFT([Sheet1.$B123];LEN([Sheet1.$B123])-LEN([Sheet1.$C123])))" table:style-name="ce1">
            <text:p>Gyrobomb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warfen Mountain Holds</text:p>
          </table:table-cell>
          <table:table-cell office:value-type="string" table:style-name="ce2">
            <text:p>Bolt Throwers 50 x 50mm</text:p>
          </table:table-cell>
          <table:table-cell office:value-type="string" office:string-value="50 x 50mm" table:formula="of:=TRIM(RIGHT([.B124];10))" table:style-name="ce6">
            <text:p>50 x 50mm</text:p>
          </table:table-cell>
          <table:table-cell office:value-type="string" office:string-value="Bolt Throwers" table:formula="of:=TRIM(LEFT([Sheet1.$B124];LEN([Sheet1.$B124])-LEN([Sheet1.$C124])))" table:style-name="ce1">
            <text:p>Bolt Throw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warfen Mountain Holds</text:p>
          </table:table-cell>
          <table:table-cell office:value-type="string" table:style-name="ce2">
            <text:p>Grudge Throwers 50 x 75mm</text:p>
          </table:table-cell>
          <table:table-cell office:value-type="string" office:string-value="50 x 75mm" table:formula="of:=TRIM(RIGHT([.B125];10))" table:style-name="ce6">
            <text:p>50 x 75mm</text:p>
          </table:table-cell>
          <table:table-cell office:value-type="string" office:string-value="Grudge Throwers" table:formula="of:=TRIM(LEFT([Sheet1.$B125];LEN([Sheet1.$B125])-LEN([Sheet1.$C125])))" table:style-name="ce1">
            <text:p>Grudge Throw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warfen Mountain Holds</text:p>
          </table:table-cell>
          <table:table-cell office:value-type="string" table:style-name="ce2">
            <text:p>Cannon 50 x 50mm</text:p>
          </table:table-cell>
          <table:table-cell office:value-type="string" office:string-value="50 x 50mm" table:formula="of:=TRIM(RIGHT([.B126];10))" table:style-name="ce6">
            <text:p>50 x 50mm</text:p>
          </table:table-cell>
          <table:table-cell office:value-type="string" office:string-value="Cannon" table:formula="of:=TRIM(LEFT([Sheet1.$B126];LEN([Sheet1.$B126])-LEN([Sheet1.$C126])))" table:style-name="ce1">
            <text:p>Cann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warfen Mountain Holds</text:p>
          </table:table-cell>
          <table:table-cell office:value-type="string" table:style-name="ce2">
            <text:p>Organ Guns 50 x 50mm</text:p>
          </table:table-cell>
          <table:table-cell office:value-type="string" office:string-value="50 x 50mm" table:formula="of:=TRIM(RIGHT([.B127];10))" table:style-name="ce6">
            <text:p>50 x 50mm</text:p>
          </table:table-cell>
          <table:table-cell office:value-type="string" office:string-value="Organ Guns" table:formula="of:=TRIM(LEFT([Sheet1.$B127];LEN([Sheet1.$B127])-LEN([Sheet1.$C127])))" table:style-name="ce1">
            <text:p>Organ Gun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warfen Mountain Holds</text:p>
          </table:table-cell>
          <table:table-cell office:value-type="string" table:style-name="ce2">
            <text:p>Flame Cannon 50 x 75mm</text:p>
          </table:table-cell>
          <table:table-cell office:value-type="string" office:string-value="50 x 75mm" table:formula="of:=TRIM(RIGHT([.B128];10))" table:style-name="ce6">
            <text:p>50 x 75mm</text:p>
          </table:table-cell>
          <table:table-cell office:value-type="string" office:string-value="Flame Cannon" table:formula="of:=TRIM(LEFT([Sheet1.$B128];LEN([Sheet1.$B128])-LEN([Sheet1.$C128])))" table:style-name="ce1">
            <text:p>Flame Cann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mpire Counts (Legacy)</text:p>
          </table:table-cell>
          <table:table-cell office:value-type="string" table:style-name="ce2">
            <text:p>Vampire 25 x 25mm</text:p>
          </table:table-cell>
          <table:table-cell office:value-type="string" office:string-value="25 x 25mm" table:formula="of:=TRIM(RIGHT([.B129];10))" table:style-name="ce6">
            <text:p>25 x 25mm</text:p>
          </table:table-cell>
          <table:table-cell office:value-type="string" office:string-value="Vampire" table:formula="of:=TRIM(LEFT([Sheet1.$B129];LEN([Sheet1.$B129])-LEN([Sheet1.$C129])))" table:style-name="ce1">
            <text:p>Vampir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mpire Counts (Legacy)</text:p>
          </table:table-cell>
          <table:table-cell office:value-type="string" table:style-name="ce2">
            <text:p>Necromancers 25 x 25mm</text:p>
          </table:table-cell>
          <table:table-cell office:value-type="string" office:string-value="25 x 25mm" table:formula="of:=TRIM(RIGHT([.B130];10))" table:style-name="ce6">
            <text:p>25 x 25mm</text:p>
          </table:table-cell>
          <table:table-cell office:value-type="string" office:string-value="Necromancers" table:formula="of:=TRIM(LEFT([Sheet1.$B130];LEN([Sheet1.$B130])-LEN([Sheet1.$C130])))" table:style-name="ce1">
            <text:p>Necromanc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mpire Counts (Legacy)</text:p>
          </table:table-cell>
          <table:table-cell office:value-type="string" table:style-name="ce2">
            <text:p>Strigoi Ghoul Kings 25 x 25mm</text:p>
          </table:table-cell>
          <table:table-cell office:value-type="string" office:string-value="25 x 25mm" table:formula="of:=TRIM(RIGHT([.B131];10))" table:style-name="ce6">
            <text:p>25 x 25mm</text:p>
          </table:table-cell>
          <table:table-cell office:value-type="string" office:string-value="Strigoi Ghoul Kings" table:formula="of:=TRIM(LEFT([Sheet1.$B131];LEN([Sheet1.$B131])-LEN([Sheet1.$C131])))" table:style-name="ce1">
            <text:p>Strigoi Ghoul King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mpire Counts (Legacy)</text:p>
          </table:table-cell>
          <table:table-cell office:value-type="string" table:style-name="ce2">
            <text:p>Cairn Wraiths 25 x 25mm</text:p>
          </table:table-cell>
          <table:table-cell office:value-type="string" office:string-value="25 x 25mm" table:formula="of:=TRIM(RIGHT([.B132];10))" table:style-name="ce6">
            <text:p>25 x 25mm</text:p>
          </table:table-cell>
          <table:table-cell office:value-type="string" office:string-value="Cairn Wraiths" table:formula="of:=TRIM(LEFT([Sheet1.$B132];LEN([Sheet1.$B132])-LEN([Sheet1.$C132])))" table:style-name="ce1">
            <text:p>Cairn Wraith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mpire Counts (Legacy)</text:p>
          </table:table-cell>
          <table:table-cell office:value-type="string" table:style-name="ce2">
            <text:p>Wights 25 x 25mm</text:p>
          </table:table-cell>
          <table:table-cell office:value-type="string" office:string-value="25 x 25mm" table:formula="of:=TRIM(RIGHT([.B133];10))" table:style-name="ce6">
            <text:p>25 x 25mm</text:p>
          </table:table-cell>
          <table:table-cell office:value-type="string" office:string-value="Wights" table:formula="of:=TRIM(LEFT([Sheet1.$B133];LEN([Sheet1.$B133])-LEN([Sheet1.$C133])))" table:style-name="ce1">
            <text:p>Wigh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mpire Counts (Legacy)</text:p>
          </table:table-cell>
          <table:table-cell office:value-type="string" table:style-name="ce2">
            <text:p>Tomb Banshees 25 x 25mm</text:p>
          </table:table-cell>
          <table:table-cell office:value-type="string" office:string-value="25 x 25mm" table:formula="of:=TRIM(RIGHT([.B134];10))" table:style-name="ce6">
            <text:p>25 x 25mm</text:p>
          </table:table-cell>
          <table:table-cell office:value-type="string" office:string-value="Tomb Banshees" table:formula="of:=TRIM(LEFT([Sheet1.$B134];LEN([Sheet1.$B134])-LEN([Sheet1.$C134])))" table:style-name="ce1">
            <text:p>Tomb Banshe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mpire Counts (Legacy)</text:p>
          </table:table-cell>
          <table:table-cell office:value-type="string" table:style-name="ce2">
            <text:p>Grave Guard 25 x 25mm</text:p>
          </table:table-cell>
          <table:table-cell office:value-type="string" office:string-value="25 x 25mm" table:formula="of:=TRIM(RIGHT([.B135];10))" table:style-name="ce6">
            <text:p>25 x 25mm</text:p>
          </table:table-cell>
          <table:table-cell office:value-type="string" office:string-value="Grave Guard" table:formula="of:=TRIM(LEFT([Sheet1.$B135];LEN([Sheet1.$B135])-LEN([Sheet1.$C135])))" table:style-name="ce1">
            <text:p>Grave Guard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mpire Counts (Legacy)</text:p>
          </table:table-cell>
          <table:table-cell office:value-type="string" table:style-name="ce2">
            <text:p>Skeleton Warriors 25 x 25mm</text:p>
          </table:table-cell>
          <table:table-cell office:value-type="string" office:string-value="25 x 25mm" table:formula="of:=TRIM(RIGHT([.B136];10))" table:style-name="ce6">
            <text:p>25 x 25mm</text:p>
          </table:table-cell>
          <table:table-cell office:value-type="string" office:string-value="Skeleton Warriors" table:formula="of:=TRIM(LEFT([Sheet1.$B136];LEN([Sheet1.$B136])-LEN([Sheet1.$C136])))" table:style-name="ce1">
            <text:p>Skeleton Warrio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mpire Counts (Legacy)</text:p>
          </table:table-cell>
          <table:table-cell office:value-type="string" table:style-name="ce2">
            <text:p>Zombies 25 x 25mm</text:p>
          </table:table-cell>
          <table:table-cell office:value-type="string" office:string-value="25 x 25mm" table:formula="of:=TRIM(RIGHT([.B137];10))" table:style-name="ce6">
            <text:p>25 x 25mm</text:p>
          </table:table-cell>
          <table:table-cell office:value-type="string" office:string-value="Zombies" table:formula="of:=TRIM(LEFT([Sheet1.$B137];LEN([Sheet1.$B137])-LEN([Sheet1.$C137])))" table:style-name="ce1">
            <text:p>Zombi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mpire Counts (Legacy)</text:p>
          </table:table-cell>
          <table:table-cell office:value-type="string" table:style-name="ce2">
            <text:p>Crypt Ghouls 25 x 25mm</text:p>
          </table:table-cell>
          <table:table-cell office:value-type="string" office:string-value="25 x 25mm" table:formula="of:=TRIM(RIGHT([.B138];10))" table:style-name="ce6">
            <text:p>25 x 25mm</text:p>
          </table:table-cell>
          <table:table-cell office:value-type="string" office:string-value="Crypt Ghouls" table:formula="of:=TRIM(LEFT([Sheet1.$B138];LEN([Sheet1.$B138])-LEN([Sheet1.$C138])))" table:style-name="ce1">
            <text:p>Crypt Ghoul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mpire Counts (Legacy)</text:p>
          </table:table-cell>
          <table:table-cell office:value-type="string" table:style-name="ce2">
            <text:p>Crypt Horrors 40 x 40mm</text:p>
          </table:table-cell>
          <table:table-cell office:value-type="string" office:string-value="40 x 40mm" table:formula="of:=TRIM(RIGHT([.B139];10))" table:style-name="ce6">
            <text:p>40 x 40mm</text:p>
          </table:table-cell>
          <table:table-cell office:value-type="string" office:string-value="Crypt Horrors" table:formula="of:=TRIM(LEFT([Sheet1.$B139];LEN([Sheet1.$B139])-LEN([Sheet1.$C139])))" table:style-name="ce1">
            <text:p>Crypt Horro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mpire Counts (Legacy)</text:p>
          </table:table-cell>
          <table:table-cell office:value-type="string" table:style-name="ce2">
            <text:p>Bat Swarms 40 x 40mm</text:p>
          </table:table-cell>
          <table:table-cell office:value-type="string" office:string-value="40 x 40mm" table:formula="of:=TRIM(RIGHT([.B140];10))" table:style-name="ce6">
            <text:p>40 x 40mm</text:p>
          </table:table-cell>
          <table:table-cell office:value-type="string" office:string-value="Bat Swarms" table:formula="of:=TRIM(LEFT([Sheet1.$B140];LEN([Sheet1.$B140])-LEN([Sheet1.$C140])))" table:style-name="ce1">
            <text:p>Bat Swarm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mpire Counts (Legacy)</text:p>
          </table:table-cell>
          <table:table-cell office:value-type="string" table:style-name="ce2">
            <text:p>Vargheists 40 x 40mm</text:p>
          </table:table-cell>
          <table:table-cell office:value-type="string" office:string-value="40 x 40mm" table:formula="of:=TRIM(RIGHT([.B141];10))" table:style-name="ce6">
            <text:p>40 x 40mm</text:p>
          </table:table-cell>
          <table:table-cell office:value-type="string" office:string-value="Vargheists" table:formula="of:=TRIM(LEFT([Sheet1.$B141];LEN([Sheet1.$B141])-LEN([Sheet1.$C141])))" table:style-name="ce1">
            <text:p>Vargheis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mpire Counts (Legacy)</text:p>
          </table:table-cell>
          <table:table-cell office:value-type="string" table:style-name="ce2">
            <text:p>Fell Bats 40 x 40mm</text:p>
          </table:table-cell>
          <table:table-cell office:value-type="string" office:string-value="40 x 40mm" table:formula="of:=TRIM(RIGHT([.B142];10))" table:style-name="ce6">
            <text:p>40 x 40mm</text:p>
          </table:table-cell>
          <table:table-cell office:value-type="string" office:string-value="Fell Bats" table:formula="of:=TRIM(LEFT([Sheet1.$B142];LEN([Sheet1.$B142])-LEN([Sheet1.$C142])))" table:style-name="ce1">
            <text:p>Fell Ba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mpire Counts (Legacy)</text:p>
          </table:table-cell>
          <table:table-cell office:value-type="string" table:style-name="ce2">
            <text:p>Spirit Hosts 40 x 40mm</text:p>
          </table:table-cell>
          <table:table-cell office:value-type="string" office:string-value="40 x 40mm" table:formula="of:=TRIM(RIGHT([.B143];10))" table:style-name="ce6">
            <text:p>40 x 40mm</text:p>
          </table:table-cell>
          <table:table-cell office:value-type="string" office:string-value="Spirit Hosts" table:formula="of:=TRIM(LEFT([Sheet1.$B143];LEN([Sheet1.$B143])-LEN([Sheet1.$C143])))" table:style-name="ce1">
            <text:p>Spirit Hos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mpire Counts (Legacy)</text:p>
          </table:table-cell>
          <table:table-cell office:value-type="string" table:style-name="ce2">
            <text:p>Blood Knights 30 x 60mm</text:p>
          </table:table-cell>
          <table:table-cell office:value-type="string" office:string-value="30 x 60mm" table:formula="of:=TRIM(RIGHT([.B144];10))" table:style-name="ce6">
            <text:p>30 x 60mm</text:p>
          </table:table-cell>
          <table:table-cell office:value-type="string" office:string-value="Blood Knights" table:formula="of:=TRIM(LEFT([Sheet1.$B144];LEN([Sheet1.$B144])-LEN([Sheet1.$C144])))" table:style-name="ce1">
            <text:p>Blood Knigh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mpire Counts (Legacy)</text:p>
          </table:table-cell>
          <table:table-cell office:value-type="string" table:style-name="ce2">
            <text:p>Black Knights 30 x 60mm</text:p>
          </table:table-cell>
          <table:table-cell office:value-type="string" office:string-value="30 x 60mm" table:formula="of:=TRIM(RIGHT([.B145];10))" table:style-name="ce6">
            <text:p>30 x 60mm</text:p>
          </table:table-cell>
          <table:table-cell office:value-type="string" office:string-value="Black Knights" table:formula="of:=TRIM(LEFT([Sheet1.$B145];LEN([Sheet1.$B145])-LEN([Sheet1.$C145])))" table:style-name="ce1">
            <text:p>Black Knigh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mpire Counts (Legacy)</text:p>
          </table:table-cell>
          <table:table-cell office:value-type="string" table:style-name="ce2">
            <text:p>Dire Wolves 25 x 50mm</text:p>
          </table:table-cell>
          <table:table-cell office:value-type="string" office:string-value="25 x 50mm" table:formula="of:=TRIM(RIGHT([.B146];10))" table:style-name="ce6">
            <text:p>25 x 50mm</text:p>
          </table:table-cell>
          <table:table-cell office:value-type="string" office:string-value="Dire Wolves" table:formula="of:=TRIM(LEFT([Sheet1.$B146];LEN([Sheet1.$B146])-LEN([Sheet1.$C146])))" table:style-name="ce1">
            <text:p>Dire Wolv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mpire Counts (Legacy)</text:p>
          </table:table-cell>
          <table:table-cell office:value-type="string" table:style-name="ce2">
            <text:p>Hexwraiths 30 x 60mm</text:p>
          </table:table-cell>
          <table:table-cell office:value-type="string" office:string-value="30 x 60mm" table:formula="of:=TRIM(RIGHT([.B147];10))" table:style-name="ce6">
            <text:p>30 x 60mm</text:p>
          </table:table-cell>
          <table:table-cell office:value-type="string" office:string-value="Hexwraiths" table:formula="of:=TRIM(LEFT([Sheet1.$B147];LEN([Sheet1.$B147])-LEN([Sheet1.$C147])))" table:style-name="ce1">
            <text:p>Hexwraith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mpire Counts (Legacy)</text:p>
          </table:table-cell>
          <table:table-cell office:value-type="string" table:style-name="ce2">
            <text:p>Coven Throne 50 x 100mm</text:p>
          </table:table-cell>
          <table:table-cell office:value-type="string" office:string-value="50 x 100mm" table:formula="of:=TRIM(RIGHT([.B148];10))" table:style-name="ce6">
            <text:p>50 x 100mm</text:p>
          </table:table-cell>
          <table:table-cell office:value-type="string" office:string-value="Coven Throne" table:formula="of:=TRIM(LEFT([Sheet1.$B148];LEN([Sheet1.$B148])-LEN([Sheet1.$C148])))" table:style-name="ce1">
            <text:p>Coven Thron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mpire Counts (Legacy)</text:p>
          </table:table-cell>
          <table:table-cell office:value-type="string" table:style-name="ce2">
            <text:p>Mortis Engine 50 x 100mm</text:p>
          </table:table-cell>
          <table:table-cell office:value-type="string" office:string-value="50 x 100mm" table:formula="of:=TRIM(RIGHT([.B149];10))" table:style-name="ce6">
            <text:p>50 x 100mm</text:p>
          </table:table-cell>
          <table:table-cell office:value-type="string" office:string-value="Mortis Engine" table:formula="of:=TRIM(LEFT([Sheet1.$B149];LEN([Sheet1.$B149])-LEN([Sheet1.$C149])))" table:style-name="ce1">
            <text:p>Mortis Engin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mpire Counts (Legacy)</text:p>
          </table:table-cell>
          <table:table-cell office:value-type="string" table:style-name="ce2">
            <text:p>Corpse Cart 50 x 100mm</text:p>
          </table:table-cell>
          <table:table-cell office:value-type="string" office:string-value="50 x 100mm" table:formula="of:=TRIM(RIGHT([.B150];10))" table:style-name="ce6">
            <text:p>50 x 100mm</text:p>
          </table:table-cell>
          <table:table-cell office:value-type="string" office:string-value="Corpse Cart" table:formula="of:=TRIM(LEFT([Sheet1.$B150];LEN([Sheet1.$B150])-LEN([Sheet1.$C150])))" table:style-name="ce1">
            <text:p>Corpse Car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mpire Counts (Legacy)</text:p>
          </table:table-cell>
          <table:table-cell office:value-type="string" table:style-name="ce2">
            <text:p>Black Coach 50 x 100mm</text:p>
          </table:table-cell>
          <table:table-cell office:value-type="string" office:string-value="50 x 100mm" table:formula="of:=TRIM(RIGHT([.B151];10))" table:style-name="ce6">
            <text:p>50 x 100mm</text:p>
          </table:table-cell>
          <table:table-cell office:value-type="string" office:string-value="Black Coach" table:formula="of:=TRIM(LEFT([Sheet1.$B151];LEN([Sheet1.$B151])-LEN([Sheet1.$C151])))" table:style-name="ce1">
            <text:p>Black Coach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mpire Counts (Legacy)</text:p>
          </table:table-cell>
          <table:table-cell office:value-type="string" table:style-name="ce2">
            <text:p>Zombie Dragon 100 x 150mm</text:p>
          </table:table-cell>
          <table:table-cell office:value-type="string" office:string-value="100 x 150mm" table:formula="of:=TRIM(RIGHT([.B152];11))" table:style-name="ce6">
            <text:p>100 x 150mm</text:p>
          </table:table-cell>
          <table:table-cell office:value-type="string" office:string-value="Zombie Dragon" table:formula="of:=TRIM(LEFT([Sheet1.$B152];LEN([Sheet1.$B152])-LEN([Sheet1.$C152])))" table:style-name="ce1">
            <text:p>Zombie Drag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mpire Counts (Legacy)</text:p>
          </table:table-cell>
          <table:table-cell office:value-type="string" table:style-name="ce2">
            <text:p>Terrorgheist 100 x 150mm</text:p>
          </table:table-cell>
          <table:table-cell office:value-type="string" office:string-value="100 x 150mm" table:formula="of:=TRIM(RIGHT([.B153];11))" table:style-name="ce6">
            <text:p>100 x 150mm</text:p>
          </table:table-cell>
          <table:table-cell office:value-type="string" office:string-value="Terrorgheist" table:formula="of:=TRIM(LEFT([Sheet1.$B153];LEN([Sheet1.$B153])-LEN([Sheet1.$C153])))" table:style-name="ce1">
            <text:p>Terrorgheis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mpire Counts (Legacy)</text:p>
          </table:table-cell>
          <table:table-cell office:value-type="string" table:style-name="ce2">
            <text:p>Abyssal Terror 50 x 100mm</text:p>
          </table:table-cell>
          <table:table-cell office:value-type="string" office:string-value="50 x 100mm" table:formula="of:=TRIM(RIGHT([.B154];10))" table:style-name="ce6">
            <text:p>50 x 100mm</text:p>
          </table:table-cell>
          <table:table-cell office:value-type="string" office:string-value="Abyssal Terror" table:formula="of:=TRIM(LEFT([Sheet1.$B154];LEN([Sheet1.$B154])-LEN([Sheet1.$C154])))" table:style-name="ce1">
            <text:p>Abyssal Terro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mpire Counts (Legacy)</text:p>
          </table:table-cell>
          <table:table-cell office:value-type="string" table:style-name="ce2">
            <text:p>Varghulf 50 x 50mm</text:p>
          </table:table-cell>
          <table:table-cell office:value-type="string" office:string-value="50 x 50mm" table:formula="of:=TRIM(RIGHT([.B155];10))" table:style-name="ce6">
            <text:p>50 x 50mm</text:p>
          </table:table-cell>
          <table:table-cell office:value-type="string" office:string-value="Varghulf" table:formula="of:=TRIM(LEFT([Sheet1.$B155];LEN([Sheet1.$B155])-LEN([Sheet1.$C155])))" table:style-name="ce1">
            <text:p>Varghulf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mpire Counts (Legacy)</text:p>
          </table:table-cell>
          <table:table-cell office:value-type="string" table:style-name="ce2">
            <text:p>Skeletal Steed 30 x 60mm</text:p>
          </table:table-cell>
          <table:table-cell office:value-type="string" office:string-value="30 x 60mm" table:formula="of:=TRIM(RIGHT([.B156];10))" table:style-name="ce6">
            <text:p>30 x 60mm</text:p>
          </table:table-cell>
          <table:table-cell office:value-type="string" office:string-value="Skeletal Steed" table:formula="of:=TRIM(LEFT([Sheet1.$B156];LEN([Sheet1.$B156])-LEN([Sheet1.$C156])))" table:style-name="ce1">
            <text:p>Skeletal Steed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mpire Counts (Legacy)</text:p>
          </table:table-cell>
          <table:table-cell office:value-type="string" table:style-name="ce2">
            <text:p>Nightmare 30 x 60mm</text:p>
          </table:table-cell>
          <table:table-cell office:value-type="string" office:string-value="30 x 60mm" table:formula="of:=TRIM(RIGHT([.B157];10))" table:style-name="ce6">
            <text:p>30 x 60mm</text:p>
          </table:table-cell>
          <table:table-cell office:value-type="string" office:string-value="Nightmare" table:formula="of:=TRIM(LEFT([Sheet1.$B157];LEN([Sheet1.$B157])-LEN([Sheet1.$C157])))" table:style-name="ce1">
            <text:p>Nightmar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kaven (Legacy)</text:p>
          </table:table-cell>
          <table:table-cell office:value-type="string" table:style-name="ce2">
            <text:p>Commanders Of The Warlord Clans 25 x 25mm</text:p>
          </table:table-cell>
          <table:table-cell office:value-type="string" office:string-value="25 x 25mm" table:formula="of:=TRIM(RIGHT([.B158];10))" table:style-name="ce6">
            <text:p>25 x 25mm</text:p>
          </table:table-cell>
          <table:table-cell office:value-type="string" office:string-value="Commanders Of The Warlord Clans" table:formula="of:=TRIM(LEFT([Sheet1.$B158];LEN([Sheet1.$B158])-LEN([Sheet1.$C158])))" table:style-name="ce1">
            <text:p>Commanders Of The Warlord Clan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kaven (Legacy)</text:p>
          </table:table-cell>
          <table:table-cell office:value-type="string" table:style-name="ce2">
            <text:p>Grey Seers 25 x 25mm</text:p>
          </table:table-cell>
          <table:table-cell office:value-type="string" office:string-value="25 x 25mm" table:formula="of:=TRIM(RIGHT([.B159];10))" table:style-name="ce6">
            <text:p>25 x 25mm</text:p>
          </table:table-cell>
          <table:table-cell office:value-type="string" office:string-value="Grey Seers" table:formula="of:=TRIM(LEFT([Sheet1.$B159];LEN([Sheet1.$B159])-LEN([Sheet1.$C159])))" table:style-name="ce1">
            <text:p>Grey Se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kaven (Legacy)</text:p>
          </table:table-cell>
          <table:table-cell office:value-type="string" table:style-name="ce2">
            <text:p>Clan Skryre Warlock Engineers 25 x 25mm</text:p>
          </table:table-cell>
          <table:table-cell office:value-type="string" office:string-value="25 x 25mm" table:formula="of:=TRIM(RIGHT([.B160];10))" table:style-name="ce6">
            <text:p>25 x 25mm</text:p>
          </table:table-cell>
          <table:table-cell office:value-type="string" office:string-value="Clan Skryre Warlock Engineers" table:formula="of:=TRIM(LEFT([Sheet1.$B160];LEN([Sheet1.$B160])-LEN([Sheet1.$C160])))" table:style-name="ce1">
            <text:p>Clan Skryre Warlock Engine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kaven (Legacy)</text:p>
          </table:table-cell>
          <table:table-cell office:value-type="string" table:style-name="ce2">
            <text:p>Clan Eshin Master Assassins 25 x 25mm</text:p>
          </table:table-cell>
          <table:table-cell office:value-type="string" office:string-value="25 x 25mm" table:formula="of:=TRIM(RIGHT([.B161];10))" table:style-name="ce6">
            <text:p>25 x 25mm</text:p>
          </table:table-cell>
          <table:table-cell office:value-type="string" office:string-value="Clan Eshin Master Assassins" table:formula="of:=TRIM(LEFT([Sheet1.$B161];LEN([Sheet1.$B161])-LEN([Sheet1.$C161])))" table:style-name="ce1">
            <text:p>Clan Eshin Master Assassin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kaven (Legacy)</text:p>
          </table:table-cell>
          <table:table-cell office:value-type="string" table:style-name="ce2">
            <text:p>Clan Pestilens Plague Priests 25 x 25mm</text:p>
          </table:table-cell>
          <table:table-cell office:value-type="string" office:string-value="25 x 25mm" table:formula="of:=TRIM(RIGHT([.B162];10))" table:style-name="ce6">
            <text:p>25 x 25mm</text:p>
          </table:table-cell>
          <table:table-cell office:value-type="string" office:string-value="Clan Pestilens Plague Priests" table:formula="of:=TRIM(LEFT([Sheet1.$B162];LEN([Sheet1.$B162])-LEN([Sheet1.$C162])))" table:style-name="ce1">
            <text:p>Clan Pestilens Plague Pries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kaven (Legacy)</text:p>
          </table:table-cell>
          <table:table-cell office:value-type="string" table:style-name="ce2">
            <text:p>Stormvermin 25 x 25mm</text:p>
          </table:table-cell>
          <table:table-cell office:value-type="string" office:string-value="25 x 25mm" table:formula="of:=TRIM(RIGHT([.B163];10))" table:style-name="ce6">
            <text:p>25 x 25mm</text:p>
          </table:table-cell>
          <table:table-cell office:value-type="string" office:string-value="Stormvermin" table:formula="of:=TRIM(LEFT([Sheet1.$B163];LEN([Sheet1.$B163])-LEN([Sheet1.$C163])))" table:style-name="ce1">
            <text:p>Stormvermi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kaven (Legacy)</text:p>
          </table:table-cell>
          <table:table-cell office:value-type="string" table:style-name="ce2">
            <text:p>Clanrats 25 x 25mm</text:p>
          </table:table-cell>
          <table:table-cell office:value-type="string" office:string-value="25 x 25mm" table:formula="of:=TRIM(RIGHT([.B164];10))" table:style-name="ce6">
            <text:p>25 x 25mm</text:p>
          </table:table-cell>
          <table:table-cell office:value-type="string" office:string-value="Clanrats" table:formula="of:=TRIM(LEFT([Sheet1.$B164];LEN([Sheet1.$B164])-LEN([Sheet1.$C164])))" table:style-name="ce1">
            <text:p>Clanra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kaven (Legacy)</text:p>
          </table:table-cell>
          <table:table-cell office:value-type="string" table:style-name="ce2">
            <text:p>Weapon Teams 25 x 50mm</text:p>
          </table:table-cell>
          <table:table-cell office:value-type="string" office:string-value="25 x 50mm" table:formula="of:=TRIM(RIGHT([.B165];10))" table:style-name="ce6">
            <text:p>25 x 50mm</text:p>
          </table:table-cell>
          <table:table-cell office:value-type="string" office:string-value="Weapon Teams" table:formula="of:=TRIM(LEFT([Sheet1.$B165];LEN([Sheet1.$B165])-LEN([Sheet1.$C165])))" table:style-name="ce1">
            <text:p>Weapon Team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kaven (Legacy)</text:p>
          </table:table-cell>
          <table:table-cell office:value-type="string" table:style-name="ce2">
            <text:p>Warplock Jezzails 25 x 50mm</text:p>
          </table:table-cell>
          <table:table-cell office:value-type="string" office:string-value="25 x 50mm" table:formula="of:=TRIM(RIGHT([.B166];10))" table:style-name="ce6">
            <text:p>25 x 50mm</text:p>
          </table:table-cell>
          <table:table-cell office:value-type="string" office:string-value="Warplock Jezzails" table:formula="of:=TRIM(LEFT([Sheet1.$B166];LEN([Sheet1.$B166])-LEN([Sheet1.$C166])))" table:style-name="ce1">
            <text:p>Warplock Jezzail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kaven (Legacy)</text:p>
          </table:table-cell>
          <table:table-cell office:value-type="string" table:style-name="ce2">
            <text:p>Poisoned Wind Globadiers 25 x 25mm</text:p>
          </table:table-cell>
          <table:table-cell office:value-type="string" office:string-value="25 x 25mm" table:formula="of:=TRIM(RIGHT([.B167];10))" table:style-name="ce6">
            <text:p>25 x 25mm</text:p>
          </table:table-cell>
          <table:table-cell office:value-type="string" office:string-value="Poisoned Wind Globadiers" table:formula="of:=TRIM(LEFT([Sheet1.$B167];LEN([Sheet1.$B167])-LEN([Sheet1.$C167])))" table:style-name="ce1">
            <text:p>Poisoned Wind Globadi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kaven (Legacy)</text:p>
          </table:table-cell>
          <table:table-cell office:value-type="string" table:style-name="ce2">
            <text:p>Rat Swarms 40 x 40mm</text:p>
          </table:table-cell>
          <table:table-cell office:value-type="string" office:string-value="40 x 40mm" table:formula="of:=TRIM(RIGHT([.B168];10))" table:style-name="ce6">
            <text:p>40 x 40mm</text:p>
          </table:table-cell>
          <table:table-cell office:value-type="string" office:string-value="Rat Swarms" table:formula="of:=TRIM(LEFT([Sheet1.$B168];LEN([Sheet1.$B168])-LEN([Sheet1.$C168])))" table:style-name="ce1">
            <text:p>Rat Swarm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kaven (Legacy)</text:p>
          </table:table-cell>
          <table:table-cell office:value-type="string" table:style-name="ce2">
            <text:p>Packmasters &amp; Master Moulders 25 x 25mm</text:p>
          </table:table-cell>
          <table:table-cell office:value-type="string" office:string-value="25 x 25mm" table:formula="of:=TRIM(RIGHT([.B169];10))" table:style-name="ce6">
            <text:p>25 x 25mm</text:p>
          </table:table-cell>
          <table:table-cell office:value-type="string" office:string-value="Packmasters &amp; Master Moulders" table:formula="of:=TRIM(LEFT([Sheet1.$B169];LEN([Sheet1.$B169])-LEN([Sheet1.$C169])))" table:style-name="ce1">
            <text:p>Packmasters &amp; Master Mould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kaven (Legacy)</text:p>
          </table:table-cell>
          <table:table-cell office:value-type="string" table:style-name="ce2">
            <text:p>Rat Ogres 50 x 50mm</text:p>
          </table:table-cell>
          <table:table-cell office:value-type="string" office:string-value="50 x 50mm" table:formula="of:=TRIM(RIGHT([.B170];10))" table:style-name="ce6">
            <text:p>50 x 50mm</text:p>
          </table:table-cell>
          <table:table-cell office:value-type="string" office:string-value="Rat Ogres" table:formula="of:=TRIM(LEFT([Sheet1.$B170];LEN([Sheet1.$B170])-LEN([Sheet1.$C170])))" table:style-name="ce1">
            <text:p>Rat Ogr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kaven (Legacy)</text:p>
          </table:table-cell>
          <table:table-cell office:value-type="string" table:style-name="ce2">
            <text:p>Giant Rats 25 x 25mm</text:p>
          </table:table-cell>
          <table:table-cell office:value-type="string" office:string-value="25 x 25mm" table:formula="of:=TRIM(RIGHT([.B171];10))" table:style-name="ce6">
            <text:p>25 x 25mm</text:p>
          </table:table-cell>
          <table:table-cell office:value-type="string" office:string-value="Giant Rats" table:formula="of:=TRIM(LEFT([Sheet1.$B171];LEN([Sheet1.$B171])-LEN([Sheet1.$C171])))" table:style-name="ce1">
            <text:p>Giant Ra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kaven (Legacy)</text:p>
          </table:table-cell>
          <table:table-cell office:value-type="string" table:style-name="ce2">
            <text:p>Night Runners 25 x 25mm</text:p>
          </table:table-cell>
          <table:table-cell office:value-type="string" office:string-value="25 x 25mm" table:formula="of:=TRIM(RIGHT([.B172];10))" table:style-name="ce6">
            <text:p>25 x 25mm</text:p>
          </table:table-cell>
          <table:table-cell office:value-type="string" office:string-value="Night Runners" table:formula="of:=TRIM(LEFT([Sheet1.$B172];LEN([Sheet1.$B172])-LEN([Sheet1.$C172])))" table:style-name="ce1">
            <text:p>Night Runn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kaven (Legacy)</text:p>
          </table:table-cell>
          <table:table-cell office:value-type="string" table:style-name="ce2">
            <text:p>Gutter Runners 25 x 25mm</text:p>
          </table:table-cell>
          <table:table-cell office:value-type="string" office:string-value="25 x 25mm" table:formula="of:=TRIM(RIGHT([.B173];10))" table:style-name="ce6">
            <text:p>25 x 25mm</text:p>
          </table:table-cell>
          <table:table-cell office:value-type="string" office:string-value="Gutter Runners" table:formula="of:=TRIM(LEFT([Sheet1.$B173];LEN([Sheet1.$B173])-LEN([Sheet1.$C173])))" table:style-name="ce1">
            <text:p>Gutter Runn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kaven (Legacy)</text:p>
          </table:table-cell>
          <table:table-cell office:value-type="string" table:style-name="ce2">
            <text:p>Plague Monks 25 x 25mm</text:p>
          </table:table-cell>
          <table:table-cell office:value-type="string" office:string-value="25 x 25mm" table:formula="of:=TRIM(RIGHT([.B174];10))" table:style-name="ce6">
            <text:p>25 x 25mm</text:p>
          </table:table-cell>
          <table:table-cell office:value-type="string" office:string-value="Plague Monks" table:formula="of:=TRIM(LEFT([Sheet1.$B174];LEN([Sheet1.$B174])-LEN([Sheet1.$C174])))" table:style-name="ce1">
            <text:p>Plague Monk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kaven (Legacy)</text:p>
          </table:table-cell>
          <table:table-cell office:value-type="string" table:style-name="ce2">
            <text:p>Plague Censer Bearers 25 x 25mm</text:p>
          </table:table-cell>
          <table:table-cell office:value-type="string" office:string-value="25 x 25mm" table:formula="of:=TRIM(RIGHT([.B175];10))" table:style-name="ce6">
            <text:p>25 x 25mm</text:p>
          </table:table-cell>
          <table:table-cell office:value-type="string" office:string-value="Plague Censer Bearers" table:formula="of:=TRIM(LEFT([Sheet1.$B175];LEN([Sheet1.$B175])-LEN([Sheet1.$C175])))" table:style-name="ce1">
            <text:p>Plague Censer Bear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kaven (Legacy)</text:p>
          </table:table-cell>
          <table:table-cell office:value-type="string" table:style-name="ce2">
            <text:p>Screaming Bell 60 x 100mm</text:p>
          </table:table-cell>
          <table:table-cell office:value-type="string" office:string-value="60 x 100mm" table:formula="of:=TRIM(RIGHT([.B176];10))" table:style-name="ce6">
            <text:p>60 x 100mm</text:p>
          </table:table-cell>
          <table:table-cell office:value-type="string" office:string-value="Screaming Bell" table:formula="of:=TRIM(LEFT([Sheet1.$B176];LEN([Sheet1.$B176])-LEN([Sheet1.$C176])))" table:style-name="ce1">
            <text:p>Screaming Bell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kaven (Legacy)</text:p>
          </table:table-cell>
          <table:table-cell office:value-type="string" table:style-name="ce2">
            <text:p>Plague Furnace 60 x 100mm</text:p>
          </table:table-cell>
          <table:table-cell office:value-type="string" office:string-value="60 x 100mm" table:formula="of:=TRIM(RIGHT([.B177];10))" table:style-name="ce6">
            <text:p>60 x 100mm</text:p>
          </table:table-cell>
          <table:table-cell office:value-type="string" office:string-value="Plague Furnace" table:formula="of:=TRIM(LEFT([Sheet1.$B177];LEN([Sheet1.$B177])-LEN([Sheet1.$C177])))" table:style-name="ce1">
            <text:p>Plague Furnac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kaven (Legacy)</text:p>
          </table:table-cell>
          <table:table-cell office:value-type="string" table:style-name="ce2">
            <text:p>Doomwheel 50 x 100mm</text:p>
          </table:table-cell>
          <table:table-cell office:value-type="string" office:string-value="50 x 100mm" table:formula="of:=TRIM(RIGHT([.B178];10))" table:style-name="ce6">
            <text:p>50 x 100mm</text:p>
          </table:table-cell>
          <table:table-cell office:value-type="string" office:string-value="Doomwheel" table:formula="of:=TRIM(LEFT([Sheet1.$B178];LEN([Sheet1.$B178])-LEN([Sheet1.$C178])))" table:style-name="ce1">
            <text:p>Doomwheel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kaven (Legacy)</text:p>
          </table:table-cell>
          <table:table-cell office:value-type="string" table:style-name="ce2">
            <text:p>Hell Pit Abomination 60 x 100mm</text:p>
          </table:table-cell>
          <table:table-cell office:value-type="string" office:string-value="60 x 100mm" table:formula="of:=TRIM(RIGHT([.B179];10))" table:style-name="ce6">
            <text:p>60 x 100mm</text:p>
          </table:table-cell>
          <table:table-cell office:value-type="string" office:string-value="Hell Pit Abomination" table:formula="of:=TRIM(LEFT([Sheet1.$B179];LEN([Sheet1.$B179])-LEN([Sheet1.$C179])))" table:style-name="ce1">
            <text:p>Hell Pit Abomina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kaven (Legacy)</text:p>
          </table:table-cell>
          <table:table-cell office:value-type="string" table:style-name="ce2">
            <text:p>Warp Lightning Cannon 50 x 100mm</text:p>
          </table:table-cell>
          <table:table-cell office:value-type="string" office:string-value="50 x 100mm" table:formula="of:=TRIM(RIGHT([.B180];10))" table:style-name="ce6">
            <text:p>50 x 100mm</text:p>
          </table:table-cell>
          <table:table-cell office:value-type="string" office:string-value="Warp Lightning Cannon" table:formula="of:=TRIM(LEFT([Sheet1.$B180];LEN([Sheet1.$B180])-LEN([Sheet1.$C180])))" table:style-name="ce1">
            <text:p>Warp Lightning Cann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kaven (Legacy)</text:p>
          </table:table-cell>
          <table:table-cell office:value-type="string" table:style-name="ce2">
            <text:p>Plagueclaw Catapult 50 x 100mm</text:p>
          </table:table-cell>
          <table:table-cell office:value-type="string" office:string-value="50 x 100mm" table:formula="of:=TRIM(RIGHT([.B181];10))" table:style-name="ce6">
            <text:p>50 x 100mm</text:p>
          </table:table-cell>
          <table:table-cell office:value-type="string" office:string-value="Plagueclaw Catapult" table:formula="of:=TRIM(LEFT([Sheet1.$B181];LEN([Sheet1.$B181])-LEN([Sheet1.$C181])))" table:style-name="ce1">
            <text:p>Plagueclaw Catapul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od Elf Realms</text:p>
          </table:table-cell>
          <table:table-cell office:value-type="string" table:style-name="ce2">
            <text:p>Wood Elf Nobles 25 x 25mm</text:p>
          </table:table-cell>
          <table:table-cell office:value-type="string" office:string-value="25 x 25mm" table:formula="of:=TRIM(RIGHT([.B182];10))" table:style-name="ce6">
            <text:p>25 x 25mm</text:p>
          </table:table-cell>
          <table:table-cell office:value-type="string" office:string-value="Wood Elf Nobles" table:formula="of:=TRIM(LEFT([Sheet1.$B182];LEN([Sheet1.$B182])-LEN([Sheet1.$C182])))" table:style-name="ce1">
            <text:p>Wood Elf Nobl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od Elf Realms</text:p>
          </table:table-cell>
          <table:table-cell office:value-type="string" table:style-name="ce2">
            <text:p>Wood Elf Mages 25 x 25mm</text:p>
          </table:table-cell>
          <table:table-cell office:value-type="string" office:string-value="25 x 25mm" table:formula="of:=TRIM(RIGHT([.B183];10))" table:style-name="ce6">
            <text:p>25 x 25mm</text:p>
          </table:table-cell>
          <table:table-cell office:value-type="string" office:string-value="Wood Elf Mages" table:formula="of:=TRIM(LEFT([Sheet1.$B183];LEN([Sheet1.$B183])-LEN([Sheet1.$C183])))" table:style-name="ce1">
            <text:p>Wood Elf Mag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od Elf Realms</text:p>
          </table:table-cell>
          <table:table-cell office:value-type="string" table:style-name="ce2">
            <text:p>Shadowdancers 25 x 25mm</text:p>
          </table:table-cell>
          <table:table-cell office:value-type="string" office:string-value="25 x 25mm" table:formula="of:=TRIM(RIGHT([.B184];10))" table:style-name="ce6">
            <text:p>25 x 25mm</text:p>
          </table:table-cell>
          <table:table-cell office:value-type="string" office:string-value="Shadowdancers" table:formula="of:=TRIM(LEFT([Sheet1.$B184];LEN([Sheet1.$B184])-LEN([Sheet1.$C184])))" table:style-name="ce1">
            <text:p>Shadowdanc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od Elf Realms</text:p>
          </table:table-cell>
          <table:table-cell office:value-type="string" table:style-name="ce2">
            <text:p>Waystalkers 25 x 25mm</text:p>
          </table:table-cell>
          <table:table-cell office:value-type="string" office:string-value="25 x 25mm" table:formula="of:=TRIM(RIGHT([.B185];10))" table:style-name="ce6">
            <text:p>25 x 25mm</text:p>
          </table:table-cell>
          <table:table-cell office:value-type="string" office:string-value="Waystalkers" table:formula="of:=TRIM(LEFT([Sheet1.$B185];LEN([Sheet1.$B185])-LEN([Sheet1.$C185])))" table:style-name="ce1">
            <text:p>Waystalk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od Elf Realms</text:p>
          </table:table-cell>
          <table:table-cell office:value-type="string" table:style-name="ce2">
            <text:p>Treemen Ancients 50 x 50mm or 50 x 75mm</text:p>
          </table:table-cell>
          <table:table-cell office:value-type="string" table:style-name="ce12">
            <text:p>50 x 50mm or 50 x 75mm</text:p>
          </table:table-cell>
          <table:table-cell office:value-type="string" office:string-value="Treemen Ancients" table:formula="of:=TRIM(LEFT([Sheet1.$B186];LEN([Sheet1.$B186])-LEN([Sheet1.$C186])))" table:style-name="ce1">
            <text:p>Treemen Ancien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od Elf Realms</text:p>
          </table:table-cell>
          <table:table-cell office:value-type="string" table:style-name="ce2">
            <text:p>Branchwraiths 30 x 30mm</text:p>
          </table:table-cell>
          <table:table-cell office:value-type="string" office:string-value="30 x 30mm" table:formula="of:=TRIM(RIGHT([.B187];10))" table:style-name="ce6">
            <text:p>30 x 30mm</text:p>
          </table:table-cell>
          <table:table-cell office:value-type="string" office:string-value="Branchwraiths" table:formula="of:=TRIM(LEFT([Sheet1.$B187];LEN([Sheet1.$B187])-LEN([Sheet1.$C187])))" table:style-name="ce1">
            <text:p>Branchwraith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od Elf Realms</text:p>
          </table:table-cell>
          <table:table-cell office:value-type="string" table:style-name="ce2">
            <text:p>Wood Elf Archers 25 x 25mm</text:p>
          </table:table-cell>
          <table:table-cell office:value-type="string" office:string-value="25 x 25mm" table:formula="of:=TRIM(RIGHT([.B188];10))" table:style-name="ce6">
            <text:p>25 x 25mm</text:p>
          </table:table-cell>
          <table:table-cell office:value-type="string" office:string-value="Wood Elf Archers" table:formula="of:=TRIM(LEFT([Sheet1.$B188];LEN([Sheet1.$B188])-LEN([Sheet1.$C188])))" table:style-name="ce1">
            <text:p>Wood Elf Arch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od Elf Realms</text:p>
          </table:table-cell>
          <table:table-cell office:value-type="string" table:style-name="ce2">
            <text:p>Eternal Guard 25 x 25mm</text:p>
          </table:table-cell>
          <table:table-cell office:value-type="string" office:string-value="25 x 25mm" table:formula="of:=TRIM(RIGHT([.B189];10))" table:style-name="ce6">
            <text:p>25 x 25mm</text:p>
          </table:table-cell>
          <table:table-cell office:value-type="string" office:string-value="Eternal Guard" table:formula="of:=TRIM(LEFT([Sheet1.$B189];LEN([Sheet1.$B189])-LEN([Sheet1.$C189])))" table:style-name="ce1">
            <text:p>Eternal Guard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od Elf Realms</text:p>
          </table:table-cell>
          <table:table-cell office:value-type="string" table:style-name="ce2">
            <text:p>Wildwood Rangers 25 x 25mm</text:p>
          </table:table-cell>
          <table:table-cell office:value-type="string" office:string-value="25 x 25mm" table:formula="of:=TRIM(RIGHT([.B190];10))" table:style-name="ce6">
            <text:p>25 x 25mm</text:p>
          </table:table-cell>
          <table:table-cell office:value-type="string" office:string-value="Wildwood Rangers" table:formula="of:=TRIM(LEFT([Sheet1.$B190];LEN([Sheet1.$B190])-LEN([Sheet1.$C190])))" table:style-name="ce1">
            <text:p>Wildwood Rang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od Elf Realms</text:p>
          </table:table-cell>
          <table:table-cell office:value-type="string" table:style-name="ce2">
            <text:p>Wardancers 25 x 25mm</text:p>
          </table:table-cell>
          <table:table-cell office:value-type="string" office:string-value="25 x 25mm" table:formula="of:=TRIM(RIGHT([.B191];10))" table:style-name="ce6">
            <text:p>25 x 25mm</text:p>
          </table:table-cell>
          <table:table-cell office:value-type="string" office:string-value="Wardancers" table:formula="of:=TRIM(LEFT([Sheet1.$B191];LEN([Sheet1.$B191])-LEN([Sheet1.$C191])))" table:style-name="ce1">
            <text:p>Wardanc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od Elf Realms</text:p>
          </table:table-cell>
          <table:table-cell office:value-type="string" table:style-name="ce2">
            <text:p>Waywatchers 25 x 25mm</text:p>
          </table:table-cell>
          <table:table-cell office:value-type="string" office:string-value="25 x 25mm" table:formula="of:=TRIM(RIGHT([.B192];10))" table:style-name="ce6">
            <text:p>25 x 25mm</text:p>
          </table:table-cell>
          <table:table-cell office:value-type="string" office:string-value="Waywatchers" table:formula="of:=TRIM(LEFT([Sheet1.$B192];LEN([Sheet1.$B192])-LEN([Sheet1.$C192])))" table:style-name="ce1">
            <text:p>Waywatch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od Elf Realms</text:p>
          </table:table-cell>
          <table:table-cell office:value-type="string" table:style-name="ce2">
            <text:p>Dryads 30 x 30mm</text:p>
          </table:table-cell>
          <table:table-cell office:value-type="string" office:string-value="30 x 30mm" table:formula="of:=TRIM(RIGHT([.B193];10))" table:style-name="ce6">
            <text:p>30 x 30mm</text:p>
          </table:table-cell>
          <table:table-cell office:value-type="string" office:string-value="Dryads" table:formula="of:=TRIM(LEFT([Sheet1.$B193];LEN([Sheet1.$B193])-LEN([Sheet1.$C193])))" table:style-name="ce1">
            <text:p>Dryad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od Elf Realms</text:p>
          </table:table-cell>
          <table:table-cell office:value-type="string" table:style-name="ce2">
            <text:p>Tree Kin 50 x 50mm</text:p>
          </table:table-cell>
          <table:table-cell office:value-type="string" office:string-value="50 x 50mm" table:formula="of:=TRIM(RIGHT([.B194];10))" table:style-name="ce6">
            <text:p>50 x 50mm</text:p>
          </table:table-cell>
          <table:table-cell office:value-type="string" office:string-value="Tree Kin" table:formula="of:=TRIM(LEFT([Sheet1.$B194];LEN([Sheet1.$B194])-LEN([Sheet1.$C194])))" table:style-name="ce1">
            <text:p>Tree Ki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od Elf Realms</text:p>
          </table:table-cell>
          <table:table-cell office:value-type="string" table:style-name="ce2">
            <text:p>Glade Riders 30 x 60mm</text:p>
          </table:table-cell>
          <table:table-cell office:value-type="string" office:string-value="30 x 60mm" table:formula="of:=TRIM(RIGHT([.B195];10))" table:style-name="ce6">
            <text:p>30 x 60mm</text:p>
          </table:table-cell>
          <table:table-cell office:value-type="string" office:string-value="Glade Riders" table:formula="of:=TRIM(LEFT([Sheet1.$B195];LEN([Sheet1.$B195])-LEN([Sheet1.$C195])))" table:style-name="ce1">
            <text:p>Glade Rid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od Elf Realms</text:p>
          </table:table-cell>
          <table:table-cell office:value-type="string" table:style-name="ce2">
            <text:p>Sisters of the Thorn 30 x 60mm</text:p>
          </table:table-cell>
          <table:table-cell office:value-type="string" office:string-value="30 x 60mm" table:formula="of:=TRIM(RIGHT([.B196];10))" table:style-name="ce6">
            <text:p>30 x 60mm</text:p>
          </table:table-cell>
          <table:table-cell office:value-type="string" office:string-value="Sisters of the Thorn" table:formula="of:=TRIM(LEFT([Sheet1.$B196];LEN([Sheet1.$B196])-LEN([Sheet1.$C196])))" table:style-name="ce1">
            <text:p>Sisters of the Thor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od Elf Realms</text:p>
          </table:table-cell>
          <table:table-cell office:value-type="string" table:style-name="ce2">
            <text:p>Wild Riders 30 x 60mm</text:p>
          </table:table-cell>
          <table:table-cell office:value-type="string" office:string-value="30 x 60mm" table:formula="of:=TRIM(RIGHT([.B197];10))" table:style-name="ce6">
            <text:p>30 x 60mm</text:p>
          </table:table-cell>
          <table:table-cell office:value-type="string" office:string-value="Wild Riders" table:formula="of:=TRIM(LEFT([Sheet1.$B197];LEN([Sheet1.$B197])-LEN([Sheet1.$C197])))" table:style-name="ce1">
            <text:p>Wild Rid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od Elf Realms</text:p>
          </table:table-cell>
          <table:table-cell office:value-type="string" table:style-name="ce2">
            <text:p>Warhawk Riders 50 x 50mm</text:p>
          </table:table-cell>
          <table:table-cell office:value-type="string" office:string-value="50 x 50mm" table:formula="of:=TRIM(RIGHT([.B198];10))" table:style-name="ce6">
            <text:p>50 x 50mm</text:p>
          </table:table-cell>
          <table:table-cell office:value-type="string" office:string-value="Warhawk Riders" table:formula="of:=TRIM(LEFT([Sheet1.$B198];LEN([Sheet1.$B198])-LEN([Sheet1.$C198])))" table:style-name="ce1">
            <text:p>Warhawk Rid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od Elf Realms</text:p>
          </table:table-cell>
          <table:table-cell office:value-type="string" table:style-name="ce2">
            <text:p>Forest Dragons 60 x 100mm</text:p>
          </table:table-cell>
          <table:table-cell office:value-type="string" office:string-value="60 x 100mm" table:formula="of:=TRIM(RIGHT([.B199];10))" table:style-name="ce6">
            <text:p>60 x 100mm</text:p>
          </table:table-cell>
          <table:table-cell office:value-type="string" office:string-value="Forest Dragons" table:formula="of:=TRIM(LEFT([Sheet1.$B199];LEN([Sheet1.$B199])-LEN([Sheet1.$C199])))" table:style-name="ce1">
            <text:p>Forest Dragon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od Elf Realms</text:p>
          </table:table-cell>
          <table:table-cell office:value-type="string" table:style-name="ce2">
            <text:p>Great Eagles 50 x 50mm</text:p>
          </table:table-cell>
          <table:table-cell office:value-type="string" office:string-value="50 x 50mm" table:formula="of:=TRIM(RIGHT([.B200];10))" table:style-name="ce6">
            <text:p>50 x 50mm</text:p>
          </table:table-cell>
          <table:table-cell office:value-type="string" office:string-value="Great Eagles" table:formula="of:=TRIM(LEFT([Sheet1.$B200];LEN([Sheet1.$B200])-LEN([Sheet1.$C200])))" table:style-name="ce1">
            <text:p>Great Eagl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od Elf Realms</text:p>
          </table:table-cell>
          <table:table-cell office:value-type="string" table:style-name="ce2">
            <text:p>Treemen 50 x 50mm or 50 x 75mm</text:p>
          </table:table-cell>
          <table:table-cell office:value-type="string" table:style-name="ce12">
            <text:p>50 x 50mm or 50 x 75mm</text:p>
          </table:table-cell>
          <table:table-cell office:value-type="string" office:string-value="Treemen" table:formula="of:=TRIM(LEFT([Sheet1.$B201];LEN([Sheet1.$B201])-LEN([Sheet1.$C201])))" table:style-name="ce1">
            <text:p>Treem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od Elf Realms</text:p>
          </table:table-cell>
          <table:table-cell office:value-type="string" table:style-name="ce2">
            <text:p>Elven Steed 30 x 60mm</text:p>
          </table:table-cell>
          <table:table-cell office:value-type="string" office:string-value="30 x 60mm" table:formula="of:=TRIM(RIGHT([.B202];10))" table:style-name="ce6">
            <text:p>30 x 60mm</text:p>
          </table:table-cell>
          <table:table-cell office:value-type="string" office:string-value="Elven Steed" table:formula="of:=TRIM(LEFT([Sheet1.$B202];LEN([Sheet1.$B202])-LEN([Sheet1.$C202])))" table:style-name="ce1">
            <text:p>Elven Steed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od Elf Realms</text:p>
          </table:table-cell>
          <table:table-cell office:value-type="string" table:style-name="ce2">
            <text:p>Great Stag 50 x 50mm</text:p>
          </table:table-cell>
          <table:table-cell office:value-type="string" office:string-value="50 x 50mm" table:formula="of:=TRIM(RIGHT([.B203];10))" table:style-name="ce6">
            <text:p>50 x 50mm</text:p>
          </table:table-cell>
          <table:table-cell office:value-type="string" office:string-value="Great Stag" table:formula="of:=TRIM(LEFT([Sheet1.$B203];LEN([Sheet1.$B203])-LEN([Sheet1.$C203])))" table:style-name="ce1">
            <text:p>Great Stag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od Elf Realms</text:p>
          </table:table-cell>
          <table:table-cell office:value-type="string" table:style-name="ce2">
            <text:p>Unicorn 40 x 60mm</text:p>
          </table:table-cell>
          <table:table-cell office:value-type="string" office:string-value="40 x 60mm" table:formula="of:=TRIM(RIGHT([.B204];10))" table:style-name="ce6">
            <text:p>40 x 60mm</text:p>
          </table:table-cell>
          <table:table-cell office:value-type="string" office:string-value="Unicorn" table:formula="of:=TRIM(LEFT([Sheet1.$B204];LEN([Sheet1.$B204])-LEN([Sheet1.$C204])))" table:style-name="ce1">
            <text:p>Unicor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od Elf Realms</text:p>
          </table:table-cell>
          <table:table-cell office:value-type="string" table:style-name="ce2">
            <text:p>Warhawk 50 x 50mm</text:p>
          </table:table-cell>
          <table:table-cell office:value-type="string" office:string-value="50 x 50mm" table:formula="of:=TRIM(RIGHT([.B205];10))" table:style-name="ce6">
            <text:p>50 x 50mm</text:p>
          </table:table-cell>
          <table:table-cell office:value-type="string" office:string-value="Warhawk" table:formula="of:=TRIM(LEFT([Sheet1.$B205];LEN([Sheet1.$B205])-LEN([Sheet1.$C205])))" table:style-name="ce1">
            <text:p>Warhaw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e Empire of Man</text:p>
          </table:table-cell>
          <table:table-cell office:value-type="string" table:style-name="ce2">
            <text:p>Commanders of the Empire 25 x 25mm</text:p>
          </table:table-cell>
          <table:table-cell office:value-type="string" office:string-value="25 x 25mm" table:formula="of:=TRIM(RIGHT([.B206];10))" table:style-name="ce6">
            <text:p>25 x 25mm</text:p>
          </table:table-cell>
          <table:table-cell office:value-type="string" office:string-value="Commanders of the Empire" table:formula="of:=TRIM(LEFT([Sheet1.$B206];LEN([Sheet1.$B206])-LEN([Sheet1.$C206])))" table:style-name="ce1">
            <text:p>Commanders of the Empir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e Empire of Man</text:p>
          </table:table-cell>
          <table:table-cell office:value-type="string" table:style-name="ce2">
            <text:p>Empire Wizards 25 x 25mm</text:p>
          </table:table-cell>
          <table:table-cell office:value-type="string" office:string-value="25 x 25mm" table:formula="of:=TRIM(RIGHT([.B207];10))" table:style-name="ce6">
            <text:p>25 x 25mm</text:p>
          </table:table-cell>
          <table:table-cell office:value-type="string" office:string-value="Empire Wizards" table:formula="of:=TRIM(LEFT([Sheet1.$B207];LEN([Sheet1.$B207])-LEN([Sheet1.$C207])))" table:style-name="ce1">
            <text:p>Empire Wizard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e Empire of Man</text:p>
          </table:table-cell>
          <table:table-cell office:value-type="string" table:style-name="ce2">
            <text:p>Witch hunters 25 x 25mm</text:p>
          </table:table-cell>
          <table:table-cell office:value-type="string" office:string-value="25 x 25mm" table:formula="of:=TRIM(RIGHT([.B208];10))" table:style-name="ce6">
            <text:p>25 x 25mm</text:p>
          </table:table-cell>
          <table:table-cell office:value-type="string" office:string-value="Witch hunters" table:formula="of:=TRIM(LEFT([Sheet1.$B208];LEN([Sheet1.$B208])-LEN([Sheet1.$C208])))" table:style-name="ce1">
            <text:p>Witch hunt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e Empire of Man</text:p>
          </table:table-cell>
          <table:table-cell office:value-type="string" table:style-name="ce2">
            <text:p>Warrior Priests Of Sigmar 25 x 25mm</text:p>
          </table:table-cell>
          <table:table-cell office:value-type="string" office:string-value="25 x 25mm" table:formula="of:=TRIM(RIGHT([.B209];10))" table:style-name="ce6">
            <text:p>25 x 25mm</text:p>
          </table:table-cell>
          <table:table-cell office:value-type="string" office:string-value="Warrior Priests Of Sigmar" table:formula="of:=TRIM(LEFT([Sheet1.$B209];LEN([Sheet1.$B209])-LEN([Sheet1.$C209])))" table:style-name="ce1">
            <text:p>Warrior Priests Of Sigma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e Empire of Man</text:p>
          </table:table-cell>
          <table:table-cell office:value-type="string" table:style-name="ce2">
            <text:p>Priests Of Ulric 25 x 25mm</text:p>
          </table:table-cell>
          <table:table-cell office:value-type="string" office:string-value="25 x 25mm" table:formula="of:=TRIM(RIGHT([.B210];10))" table:style-name="ce6">
            <text:p>25 x 25mm</text:p>
          </table:table-cell>
          <table:table-cell office:value-type="string" office:string-value="Priests Of Ulric" table:formula="of:=TRIM(LEFT([Sheet1.$B210];LEN([Sheet1.$B210])-LEN([Sheet1.$C210])))" table:style-name="ce1">
            <text:p>Priests Of Ulric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e Empire of Man</text:p>
          </table:table-cell>
          <table:table-cell office:value-type="string" table:style-name="ce2">
            <text:p>Engineers 25 x 25mm</text:p>
          </table:table-cell>
          <table:table-cell office:value-type="string" office:string-value="25 x 25mm" table:formula="of:=TRIM(RIGHT([.B211];10))" table:style-name="ce6">
            <text:p>25 x 25mm</text:p>
          </table:table-cell>
          <table:table-cell office:value-type="string" office:string-value="Engineers" table:formula="of:=TRIM(LEFT([Sheet1.$B211];LEN([Sheet1.$B211])-LEN([Sheet1.$C211])))" table:style-name="ce1">
            <text:p>Engine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e Empire of Man</text:p>
          </table:table-cell>
          <table:table-cell office:value-type="string" table:style-name="ce2">
            <text:p>Empire State Troops 25 x 25mm</text:p>
          </table:table-cell>
          <table:table-cell office:value-type="string" office:string-value="25 x 25mm" table:formula="of:=TRIM(RIGHT([.B212];10))" table:style-name="ce6">
            <text:p>25 x 25mm</text:p>
          </table:table-cell>
          <table:table-cell office:value-type="string" office:string-value="Empire State Troops" table:formula="of:=TRIM(LEFT([Sheet1.$B212];LEN([Sheet1.$B212])-LEN([Sheet1.$C212])))" table:style-name="ce1">
            <text:p>Empire State Troop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e Empire of Man</text:p>
          </table:table-cell>
          <table:table-cell office:value-type="string" table:style-name="ce2">
            <text:p>Crossbowmen <text:s/>25 x 25mm</text:p>
          </table:table-cell>
          <table:table-cell office:value-type="string" office:string-value="25 x 25mm" table:formula="of:=TRIM(RIGHT([.B213];10))" table:style-name="ce6">
            <text:p>25 x 25mm</text:p>
          </table:table-cell>
          <table:table-cell office:value-type="string" office:string-value="Crossbowmen" table:formula="of:=TRIM(LEFT([Sheet1.$B213];LEN([Sheet1.$B213])-LEN([Sheet1.$C213])))" table:style-name="ce1">
            <text:p>Crossbowm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e Empire of Man</text:p>
          </table:table-cell>
          <table:table-cell office:value-type="string" table:style-name="ce2">
            <text:p>Handgunners 25 x 25mm</text:p>
          </table:table-cell>
          <table:table-cell office:value-type="string" office:string-value="25 x 25mm" table:formula="of:=TRIM(RIGHT([.B214];10))" table:style-name="ce6">
            <text:p>25 x 25mm</text:p>
          </table:table-cell>
          <table:table-cell office:value-type="string" office:string-value="Handgunners" table:formula="of:=TRIM(LEFT([Sheet1.$B214];LEN([Sheet1.$B214])-LEN([Sheet1.$C214])))" table:style-name="ce1">
            <text:p>Handgunn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e Empire of Man</text:p>
          </table:table-cell>
          <table:table-cell office:value-type="string" table:style-name="ce2">
            <text:p>Free Company Militia 25 x 25mm</text:p>
          </table:table-cell>
          <table:table-cell office:value-type="string" office:string-value="25 x 25mm" table:formula="of:=TRIM(RIGHT([.B215];10))" table:style-name="ce6">
            <text:p>25 x 25mm</text:p>
          </table:table-cell>
          <table:table-cell office:value-type="string" office:string-value="Free Company Militia" table:formula="of:=TRIM(LEFT([Sheet1.$B215];LEN([Sheet1.$B215])-LEN([Sheet1.$C215])))" table:style-name="ce1">
            <text:p>Free Company Militia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e Empire of Man</text:p>
          </table:table-cell>
          <table:table-cell office:value-type="string" table:style-name="ce2">
            <text:p>Empire Greatswords 25 x 25mm</text:p>
          </table:table-cell>
          <table:table-cell office:value-type="string" office:string-value="25 x 25mm" table:formula="of:=TRIM(RIGHT([.B216];10))" table:style-name="ce6">
            <text:p>25 x 25mm</text:p>
          </table:table-cell>
          <table:table-cell office:value-type="string" office:string-value="Empire Greatswords" table:formula="of:=TRIM(LEFT([Sheet1.$B216];LEN([Sheet1.$B216])-LEN([Sheet1.$C216])))" table:style-name="ce1">
            <text:p>Empire Greatsword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e Empire of Man</text:p>
          </table:table-cell>
          <table:table-cell office:value-type="string" table:style-name="ce2">
            <text:p>Flagellants 25 x 25mm</text:p>
          </table:table-cell>
          <table:table-cell office:value-type="string" office:string-value="25 x 25mm" table:formula="of:=TRIM(RIGHT([.B217];10))" table:style-name="ce6">
            <text:p>25 x 25mm</text:p>
          </table:table-cell>
          <table:table-cell office:value-type="string" office:string-value="Flagellants" table:formula="of:=TRIM(LEFT([Sheet1.$B217];LEN([Sheet1.$B217])-LEN([Sheet1.$C217])))" table:style-name="ce1">
            <text:p>Flagellan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e Empire of Man</text:p>
          </table:table-cell>
          <table:table-cell office:value-type="string" table:style-name="ce2">
            <text:p>Pistoliers 30 x 60mm</text:p>
          </table:table-cell>
          <table:table-cell office:value-type="string" office:string-value="30 x 60mm" table:formula="of:=TRIM(RIGHT([.B218];10))" table:style-name="ce6">
            <text:p>30 x 60mm</text:p>
          </table:table-cell>
          <table:table-cell office:value-type="string" office:string-value="Pistoliers" table:formula="of:=TRIM(LEFT([Sheet1.$B218];LEN([Sheet1.$B218])-LEN([Sheet1.$C218])))" table:style-name="ce1">
            <text:p>Pistoli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e Empire of Man</text:p>
          </table:table-cell>
          <table:table-cell office:value-type="string" table:style-name="ce2">
            <text:p>Outriders 30 x 60mm</text:p>
          </table:table-cell>
          <table:table-cell office:value-type="string" office:string-value="30 x 60mm" table:formula="of:=TRIM(RIGHT([.B219];10))" table:style-name="ce6">
            <text:p>30 x 60mm</text:p>
          </table:table-cell>
          <table:table-cell office:value-type="string" office:string-value="Outriders" table:formula="of:=TRIM(LEFT([Sheet1.$B219];LEN([Sheet1.$B219])-LEN([Sheet1.$C219])))" table:style-name="ce1">
            <text:p>Outrid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e Empire of Man</text:p>
          </table:table-cell>
          <table:table-cell office:value-type="string" table:style-name="ce2">
            <text:p>Empire Knights 30 x 60mm</text:p>
          </table:table-cell>
          <table:table-cell office:value-type="string" office:string-value="30 x 60mm" table:formula="of:=TRIM(RIGHT([.B220];10))" table:style-name="ce6">
            <text:p>30 x 60mm</text:p>
          </table:table-cell>
          <table:table-cell office:value-type="string" office:string-value="Empire Knights" table:formula="of:=TRIM(LEFT([Sheet1.$B220];LEN([Sheet1.$B220])-LEN([Sheet1.$C220])))" table:style-name="ce1">
            <text:p>Empire Knigh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e Empire of Man</text:p>
          </table:table-cell>
          <table:table-cell office:value-type="string" table:style-name="ce2">
            <text:p>Inner Circle Knights 30 x 60mm</text:p>
          </table:table-cell>
          <table:table-cell office:value-type="string" office:string-value="30 x 60mm" table:formula="of:=TRIM(RIGHT([.B221];10))" table:style-name="ce6">
            <text:p>30 x 60mm</text:p>
          </table:table-cell>
          <table:table-cell office:value-type="string" office:string-value="Inner Circle Knights" table:formula="of:=TRIM(LEFT([Sheet1.$B221];LEN([Sheet1.$B221])-LEN([Sheet1.$C221])))" table:style-name="ce1">
            <text:p>Inner Circle Knigh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e Empire of Man</text:p>
          </table:table-cell>
          <table:table-cell office:value-type="string" table:style-name="ce2">
            <text:p>Demigryph Knights 50 x 75mm</text:p>
          </table:table-cell>
          <table:table-cell office:value-type="string" office:string-value="50 x 75mm" table:formula="of:=TRIM(RIGHT([.B222];10))" table:style-name="ce6">
            <text:p>50 x 75mm</text:p>
          </table:table-cell>
          <table:table-cell office:value-type="string" office:string-value="Demigryph Knights" table:formula="of:=TRIM(LEFT([Sheet1.$B222];LEN([Sheet1.$B222])-LEN([Sheet1.$C222])))" table:style-name="ce1">
            <text:p>Demigryph Knigh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e Empire of Man</text:p>
          </table:table-cell>
          <table:table-cell office:value-type="string" table:style-name="ce2">
            <text:p>War Altar of Sigmar 60 x 100mm</text:p>
          </table:table-cell>
          <table:table-cell office:value-type="string" office:string-value="60 x 100mm" table:formula="of:=TRIM(RIGHT([.B223];10))" table:style-name="ce6">
            <text:p>60 x 100mm</text:p>
          </table:table-cell>
          <table:table-cell office:value-type="string" office:string-value="War Altar of Sigmar" table:formula="of:=TRIM(LEFT([Sheet1.$B223];LEN([Sheet1.$B223])-LEN([Sheet1.$C223])))" table:style-name="ce1">
            <text:p>War Altar of Sigma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e Empire of Man</text:p>
          </table:table-cell>
          <table:table-cell office:value-type="string" table:style-name="ce2">
            <text:p>Empire Steam Tank 60 x 100mm</text:p>
          </table:table-cell>
          <table:table-cell office:value-type="string" office:string-value="60 x 100mm" table:formula="of:=TRIM(RIGHT([.B224];10))" table:style-name="ce6">
            <text:p>60 x 100mm</text:p>
          </table:table-cell>
          <table:table-cell office:value-type="string" office:string-value="Empire Steam Tank" table:formula="of:=TRIM(LEFT([Sheet1.$B224];LEN([Sheet1.$B224])-LEN([Sheet1.$C224])))" table:style-name="ce1">
            <text:p>Empire Steam Tan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e Empire of Man</text:p>
          </table:table-cell>
          <table:table-cell office:value-type="string" table:style-name="ce2">
            <text:p>Griffons 60 x 100mm</text:p>
          </table:table-cell>
          <table:table-cell office:value-type="string" office:string-value="60 x 100mm" table:formula="of:=TRIM(RIGHT([.B225];10))" table:style-name="ce6">
            <text:p>60 x 100mm</text:p>
          </table:table-cell>
          <table:table-cell office:value-type="string" office:string-value="Griffons" table:formula="of:=TRIM(LEFT([Sheet1.$B225];LEN([Sheet1.$B225])-LEN([Sheet1.$C225])))" table:style-name="ce1">
            <text:p>Griffon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e Empire of Man</text:p>
          </table:table-cell>
          <table:table-cell office:value-type="string" table:style-name="ce2">
            <text:p>Great Cannon 50 x 75mm</text:p>
          </table:table-cell>
          <table:table-cell office:value-type="string" office:string-value="50 x 75mm" table:formula="of:=TRIM(RIGHT([.B226];10))" table:style-name="ce6">
            <text:p>50 x 75mm</text:p>
          </table:table-cell>
          <table:table-cell office:value-type="string" office:string-value="Great Cannon" table:formula="of:=TRIM(LEFT([Sheet1.$B226];LEN([Sheet1.$B226])-LEN([Sheet1.$C226])))" table:style-name="ce1">
            <text:p>Great Cann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e Empire of Man</text:p>
          </table:table-cell>
          <table:table-cell office:value-type="string" table:style-name="ce2">
            <text:p>Mortars 50 x 75mm</text:p>
          </table:table-cell>
          <table:table-cell office:value-type="string" office:string-value="50 x 75mm" table:formula="of:=TRIM(RIGHT([.B227];10))" table:style-name="ce6">
            <text:p>50 x 75mm</text:p>
          </table:table-cell>
          <table:table-cell office:value-type="string" office:string-value="Mortars" table:formula="of:=TRIM(LEFT([Sheet1.$B227];LEN([Sheet1.$B227])-LEN([Sheet1.$C227])))" table:style-name="ce1">
            <text:p>Morta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e Empire of Man</text:p>
          </table:table-cell>
          <table:table-cell office:value-type="string" table:style-name="ce2">
            <text:p>Helblaster Volley Guns 50 x 75mm</text:p>
          </table:table-cell>
          <table:table-cell office:value-type="string" office:string-value="50 x 75mm" table:formula="of:=TRIM(RIGHT([.B228];10))" table:style-name="ce6">
            <text:p>50 x 75mm</text:p>
          </table:table-cell>
          <table:table-cell office:value-type="string" office:string-value="Helblaster Volley Guns" table:formula="of:=TRIM(LEFT([Sheet1.$B228];LEN([Sheet1.$B228])-LEN([Sheet1.$C228])))" table:style-name="ce1">
            <text:p>Helblaster Volley Gun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e Empire of Man</text:p>
          </table:table-cell>
          <table:table-cell office:value-type="string" table:style-name="ce2">
            <text:p>Helstorm Rocket Batteries 50 x 75mm</text:p>
          </table:table-cell>
          <table:table-cell office:value-type="string" office:string-value="50 x 75mm" table:formula="of:=TRIM(RIGHT([.B229];10))" table:style-name="ce6">
            <text:p>50 x 75mm</text:p>
          </table:table-cell>
          <table:table-cell office:value-type="string" office:string-value="Helstorm Rocket Batteries" table:formula="of:=TRIM(LEFT([Sheet1.$B229];LEN([Sheet1.$B229])-LEN([Sheet1.$C229])))" table:style-name="ce1">
            <text:p>Helstorm Rocket Batteri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e Empire of Man</text:p>
          </table:table-cell>
          <table:table-cell office:value-type="string" table:style-name="ce2">
            <text:p>Barded Warhorse 30 x 60mm</text:p>
          </table:table-cell>
          <table:table-cell office:value-type="string" office:string-value="30 x 60mm" table:formula="of:=TRIM(RIGHT([.B230];10))" table:style-name="ce6">
            <text:p>30 x 60mm</text:p>
          </table:table-cell>
          <table:table-cell office:value-type="string" office:string-value="Barded Warhorse" table:formula="of:=TRIM(LEFT([Sheet1.$B230];LEN([Sheet1.$B230])-LEN([Sheet1.$C230])))" table:style-name="ce1">
            <text:p>Barded Warhors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e Empire of Man</text:p>
          </table:table-cell>
          <table:table-cell office:value-type="string" table:style-name="ce2">
            <text:p>Empire Warhorse 30 x 60mm</text:p>
          </table:table-cell>
          <table:table-cell office:value-type="string" office:string-value="30 x 60mm" table:formula="of:=TRIM(RIGHT([.B231];10))" table:style-name="ce6">
            <text:p>30 x 60mm</text:p>
          </table:table-cell>
          <table:table-cell office:value-type="string" office:string-value="Empire Warhorse" table:formula="of:=TRIM(LEFT([Sheet1.$B231];LEN([Sheet1.$B231])-LEN([Sheet1.$C231])))" table:style-name="ce1">
            <text:p>Empire Warhors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e Empire of Man</text:p>
          </table:table-cell>
          <table:table-cell office:value-type="string" table:style-name="ce2">
            <text:p>Pegasus 40 x 60mm</text:p>
          </table:table-cell>
          <table:table-cell office:value-type="string" office:string-value="40 x 60mm" table:formula="of:=TRIM(RIGHT([.B232];10))" table:style-name="ce6">
            <text:p>40 x 60mm</text:p>
          </table:table-cell>
          <table:table-cell office:value-type="string" office:string-value="Pegasus" table:formula="of:=TRIM(LEFT([Sheet1.$B232];LEN([Sheet1.$B232])-LEN([Sheet1.$C232])))" table:style-name="ce1">
            <text:p>Pegasu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e Empire of Man</text:p>
          </table:table-cell>
          <table:table-cell office:value-type="string" table:style-name="ce2">
            <text:p>Demigryph 50 x 75mm</text:p>
          </table:table-cell>
          <table:table-cell office:value-type="string" office:string-value="50 x 75mm" table:formula="of:=TRIM(RIGHT([.B233];10))" table:style-name="ce6">
            <text:p>50 x 75mm</text:p>
          </table:table-cell>
          <table:table-cell office:value-type="string" office:string-value="Demigryph" table:formula="of:=TRIM(LEFT([Sheet1.$B233];LEN([Sheet1.$B233])-LEN([Sheet1.$C233])))" table:style-name="ce1">
            <text:p>Demigryph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rriors of Chaos</text:p>
          </table:table-cell>
          <table:table-cell office:value-type="string" table:style-name="ce2">
            <text:p>Champions of Chaos 30 x 30mm</text:p>
          </table:table-cell>
          <table:table-cell office:value-type="string" office:string-value="30 x 30mm" table:formula="of:=TRIM(RIGHT([.B234];10))" table:style-name="ce6">
            <text:p>30 x 30mm</text:p>
          </table:table-cell>
          <table:table-cell office:value-type="string" office:string-value="Champions of Chaos" table:formula="of:=TRIM(LEFT([Sheet1.$B234];LEN([Sheet1.$B234])-LEN([Sheet1.$C234])))" table:style-name="ce1">
            <text:p>Champions of Chao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rriors of Chaos</text:p>
          </table:table-cell>
          <table:table-cell office:value-type="string" table:style-name="ce2">
            <text:p>Daemon Princes 50 x 50mm</text:p>
          </table:table-cell>
          <table:table-cell office:value-type="string" office:string-value="50 x 50mm" table:formula="of:=TRIM(RIGHT([.B235];10))" table:style-name="ce6">
            <text:p>50 x 50mm</text:p>
          </table:table-cell>
          <table:table-cell office:value-type="string" office:string-value="Daemon Princes" table:formula="of:=TRIM(LEFT([Sheet1.$B235];LEN([Sheet1.$B235])-LEN([Sheet1.$C235])))" table:style-name="ce1">
            <text:p>Daemon Princ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rriors of Chaos</text:p>
          </table:table-cell>
          <table:table-cell office:value-type="string" table:style-name="ce2">
            <text:p>Sorcerers of Chaos 30 x 30mm</text:p>
          </table:table-cell>
          <table:table-cell office:value-type="string" office:string-value="30 x 30mm" table:formula="of:=TRIM(RIGHT([.B236];10))" table:style-name="ce6">
            <text:p>30 x 30mm</text:p>
          </table:table-cell>
          <table:table-cell office:value-type="string" office:string-value="Sorcerers of Chaos" table:formula="of:=TRIM(LEFT([Sheet1.$B236];LEN([Sheet1.$B236])-LEN([Sheet1.$C236])))" table:style-name="ce1">
            <text:p>Sorcerers of Chao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rriors of Chaos</text:p>
          </table:table-cell>
          <table:table-cell office:value-type="string" table:style-name="ce2">
            <text:p>Chaos Warriors 30 x 30mm</text:p>
          </table:table-cell>
          <table:table-cell office:value-type="string" office:string-value="30 x 30mm" table:formula="of:=TRIM(RIGHT([.B237];10))" table:style-name="ce6">
            <text:p>30 x 30mm</text:p>
          </table:table-cell>
          <table:table-cell office:value-type="string" office:string-value="Chaos Warriors" table:formula="of:=TRIM(LEFT([Sheet1.$B237];LEN([Sheet1.$B237])-LEN([Sheet1.$C237])))" table:style-name="ce1">
            <text:p>Chaos Warrio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rriors of Chaos</text:p>
          </table:table-cell>
          <table:table-cell office:value-type="string" table:style-name="ce2">
            <text:p>Chosen Chaos Warriors 30 x 30mm</text:p>
          </table:table-cell>
          <table:table-cell office:value-type="string" office:string-value="30 x 30mm" table:formula="of:=TRIM(RIGHT([.B238];10))" table:style-name="ce6">
            <text:p>30 x 30mm</text:p>
          </table:table-cell>
          <table:table-cell office:value-type="string" office:string-value="Chosen Chaos Warriors" table:formula="of:=TRIM(LEFT([Sheet1.$B238];LEN([Sheet1.$B238])-LEN([Sheet1.$C238])))" table:style-name="ce1">
            <text:p>Chosen Chaos Warrio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rriors of Chaos</text:p>
          </table:table-cell>
          <table:table-cell office:value-type="string" table:style-name="ce2">
            <text:p>Chaos Marauders 25 x 25mm</text:p>
          </table:table-cell>
          <table:table-cell office:value-type="string" office:string-value="25 x 25mm" table:formula="of:=TRIM(RIGHT([.B239];10))" table:style-name="ce6">
            <text:p>25 x 25mm</text:p>
          </table:table-cell>
          <table:table-cell office:value-type="string" office:string-value="Chaos Marauders" table:formula="of:=TRIM(LEFT([Sheet1.$B239];LEN([Sheet1.$B239])-LEN([Sheet1.$C239])))" table:style-name="ce1">
            <text:p>Chaos Marauder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rriors of Chaos</text:p>
          </table:table-cell>
          <table:table-cell office:value-type="string" table:style-name="ce2">
            <text:p>Forsaken 30 x 30mm</text:p>
          </table:table-cell>
          <table:table-cell office:value-type="string" office:string-value="30 x 30mm" table:formula="of:=TRIM(RIGHT([.B240];10))" table:style-name="ce6">
            <text:p>30 x 30mm</text:p>
          </table:table-cell>
          <table:table-cell office:value-type="string" office:string-value="Forsaken" table:formula="of:=TRIM(LEFT([Sheet1.$B240];LEN([Sheet1.$B240])-LEN([Sheet1.$C240])))" table:style-name="ce1">
            <text:p>Forsak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rriors of Chaos</text:p>
          </table:table-cell>
          <table:table-cell office:value-type="string" table:style-name="ce2">
            <text:p>Chaos Ogres 40 x 40mm</text:p>
          </table:table-cell>
          <table:table-cell office:value-type="string" office:string-value="40 x 40mm" table:formula="of:=TRIM(RIGHT([.B241];10))" table:style-name="ce6">
            <text:p>40 x 40mm</text:p>
          </table:table-cell>
          <table:table-cell office:value-type="string" office:string-value="Chaos Ogres" table:formula="of:=TRIM(LEFT([Sheet1.$B241];LEN([Sheet1.$B241])-LEN([Sheet1.$C241])))" table:style-name="ce1">
            <text:p>Chaos Ogr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rriors of Chaos</text:p>
          </table:table-cell>
          <table:table-cell office:value-type="string" table:style-name="ce2">
            <text:p>Chaos Trolls 40 x 40mm</text:p>
          </table:table-cell>
          <table:table-cell office:value-type="string" office:string-value="40 x 40mm" table:formula="of:=TRIM(RIGHT([.B242];10))" table:style-name="ce6">
            <text:p>40 x 40mm</text:p>
          </table:table-cell>
          <table:table-cell office:value-type="string" office:string-value="Chaos Trolls" table:formula="of:=TRIM(LEFT([Sheet1.$B242];LEN([Sheet1.$B242])-LEN([Sheet1.$C242])))" table:style-name="ce1">
            <text:p>Chaos Troll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rriors of Chaos</text:p>
          </table:table-cell>
          <table:table-cell office:value-type="string" table:style-name="ce2">
            <text:p>Chaos Spawn 50 x 50mm</text:p>
          </table:table-cell>
          <table:table-cell office:value-type="string" office:string-value="50 x 50mm" table:formula="of:=TRIM(RIGHT([.B243];10))" table:style-name="ce6">
            <text:p>50 x 50mm</text:p>
          </table:table-cell>
          <table:table-cell office:value-type="string" office:string-value="Chaos Spawn" table:formula="of:=TRIM(LEFT([Sheet1.$B243];LEN([Sheet1.$B243])-LEN([Sheet1.$C243])))" table:style-name="ce1">
            <text:p>Chaos Spaw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rriors of Chaos</text:p>
          </table:table-cell>
          <table:table-cell office:value-type="string" table:style-name="ce2">
            <text:p>Chaos Knights 30 x 60mm</text:p>
          </table:table-cell>
          <table:table-cell office:value-type="string" office:string-value="30 x 60mm" table:formula="of:=TRIM(RIGHT([.B244];10))" table:style-name="ce6">
            <text:p>30 x 60mm</text:p>
          </table:table-cell>
          <table:table-cell office:value-type="string" office:string-value="Chaos Knights" table:formula="of:=TRIM(LEFT([Sheet1.$B244];LEN([Sheet1.$B244])-LEN([Sheet1.$C244])))" table:style-name="ce1">
            <text:p>Chaos Knigh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rriors of Chaos</text:p>
          </table:table-cell>
          <table:table-cell office:value-type="string" table:style-name="ce2">
            <text:p>Chosen Chaos Knights 30 x 60mm</text:p>
          </table:table-cell>
          <table:table-cell office:value-type="string" office:string-value="30 x 60mm" table:formula="of:=TRIM(RIGHT([.B245];10))" table:style-name="ce6">
            <text:p>30 x 60mm</text:p>
          </table:table-cell>
          <table:table-cell office:value-type="string" office:string-value="Chosen Chaos Knights" table:formula="of:=TRIM(LEFT([Sheet1.$B245];LEN([Sheet1.$B245])-LEN([Sheet1.$C245])))" table:style-name="ce1">
            <text:p>Chosen Chaos Knigh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rriors of Chaos</text:p>
          </table:table-cell>
          <table:table-cell office:value-type="string" table:style-name="ce2">
            <text:p>Marauder Horsemen 30 x 60mm</text:p>
          </table:table-cell>
          <table:table-cell office:value-type="string" office:string-value="30 x 60mm" table:formula="of:=TRIM(RIGHT([.B246];10))" table:style-name="ce6">
            <text:p>30 x 60mm</text:p>
          </table:table-cell>
          <table:table-cell office:value-type="string" office:string-value="Marauder Horsemen" table:formula="of:=TRIM(LEFT([Sheet1.$B246];LEN([Sheet1.$B246])-LEN([Sheet1.$C246])))" table:style-name="ce1">
            <text:p>Marauder Horsem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rriors of Chaos</text:p>
          </table:table-cell>
          <table:table-cell office:value-type="string" table:style-name="ce2">
            <text:p>Chaos Warhounds 25 x 50mm</text:p>
          </table:table-cell>
          <table:table-cell office:value-type="string" office:string-value="25 x 50mm" table:formula="of:=TRIM(RIGHT([.B247];10))" table:style-name="ce6">
            <text:p>25 x 50mm</text:p>
          </table:table-cell>
          <table:table-cell office:value-type="string" office:string-value="Chaos Warhounds" table:formula="of:=TRIM(LEFT([Sheet1.$B247];LEN([Sheet1.$B247])-LEN([Sheet1.$C247])))" table:style-name="ce1">
            <text:p>Chaos Warhound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rriors of Chaos</text:p>
          </table:table-cell>
          <table:table-cell office:value-type="string" table:style-name="ce2">
            <text:p>Chaos Warhound Handler 30 x 30mm</text:p>
          </table:table-cell>
          <table:table-cell office:value-type="string" office:string-value="30 x 30mm" table:formula="of:=TRIM(RIGHT([.B248];10))" table:style-name="ce6">
            <text:p>30 x 30mm</text:p>
          </table:table-cell>
          <table:table-cell office:value-type="string" office:string-value="Chaos Warhound Handler" table:formula="of:=TRIM(LEFT([Sheet1.$B248];LEN([Sheet1.$B248])-LEN([Sheet1.$C248])))" table:style-name="ce1">
            <text:p>Chaos Warhound Handl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rriors of Chaos</text:p>
          </table:table-cell>
          <table:table-cell office:value-type="string" table:style-name="ce2">
            <text:p>Chaos Chariots 60 x 100mm</text:p>
          </table:table-cell>
          <table:table-cell office:value-type="string" office:string-value="60 x 100mm" table:formula="of:=TRIM(RIGHT([.B249];10))" table:style-name="ce6">
            <text:p>60 x 100mm</text:p>
          </table:table-cell>
          <table:table-cell office:value-type="string" office:string-value="Chaos Chariots" table:formula="of:=TRIM(LEFT([Sheet1.$B249];LEN([Sheet1.$B249])-LEN([Sheet1.$C249])))" table:style-name="ce1">
            <text:p>Chaos Chario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rriors of Chaos</text:p>
          </table:table-cell>
          <table:table-cell office:value-type="string" table:style-name="ce2">
            <text:p>Gorebeast Chariots 60 x 100mm</text:p>
          </table:table-cell>
          <table:table-cell office:value-type="string" office:string-value="60 x 100mm" table:formula="of:=TRIM(RIGHT([.B250];10))" table:style-name="ce6">
            <text:p>60 x 100mm</text:p>
          </table:table-cell>
          <table:table-cell office:value-type="string" office:string-value="Gorebeast Chariots" table:formula="of:=TRIM(LEFT([Sheet1.$B250];LEN([Sheet1.$B250])-LEN([Sheet1.$C250])))" table:style-name="ce1">
            <text:p>Gorebeast Chario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rriors of Chaos</text:p>
          </table:table-cell>
          <table:table-cell office:value-type="string" table:style-name="ce2">
            <text:p>Manticore 60 x 100mm</text:p>
          </table:table-cell>
          <table:table-cell office:value-type="string" office:string-value="60 x 100mm" table:formula="of:=TRIM(RIGHT([.B251];10))" table:style-name="ce6">
            <text:p>60 x 100mm</text:p>
          </table:table-cell>
          <table:table-cell office:value-type="string" office:string-value="Manticore" table:formula="of:=TRIM(LEFT([Sheet1.$B251];LEN([Sheet1.$B251])-LEN([Sheet1.$C251])))" table:style-name="ce1">
            <text:p>Manticor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rriors of Chaos</text:p>
          </table:table-cell>
          <table:table-cell office:value-type="string" table:style-name="ce2">
            <text:p>Chaos Dragon 60 x 100mm</text:p>
          </table:table-cell>
          <table:table-cell office:value-type="string" office:string-value="60 x 100mm" table:formula="of:=TRIM(RIGHT([.B252];10))" table:style-name="ce6">
            <text:p>60 x 100mm</text:p>
          </table:table-cell>
          <table:table-cell office:value-type="string" office:string-value="Chaos Dragon" table:formula="of:=TRIM(LEFT([Sheet1.$B252];LEN([Sheet1.$B252])-LEN([Sheet1.$C252])))" table:style-name="ce1">
            <text:p>Chaos Drag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rriors of Chaos</text:p>
          </table:table-cell>
          <table:table-cell office:value-type="string" table:style-name="ce2">
            <text:p>Chimera 60 x 100mm</text:p>
          </table:table-cell>
          <table:table-cell office:value-type="string" office:string-value="60 x 100mm" table:formula="of:=TRIM(RIGHT([.B253];10))" table:style-name="ce6">
            <text:p>60 x 100mm</text:p>
          </table:table-cell>
          <table:table-cell office:value-type="string" office:string-value="Chimera" table:formula="of:=TRIM(LEFT([Sheet1.$B253];LEN([Sheet1.$B253])-LEN([Sheet1.$C253])))" table:style-name="ce1">
            <text:p>Chimera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rriors of Chaos</text:p>
          </table:table-cell>
          <table:table-cell office:value-type="string" table:style-name="ce2">
            <text:p>Hellcannon 100 x 150mm</text:p>
          </table:table-cell>
          <table:table-cell office:value-type="string" office:string-value="100 x 150mm" table:formula="of:=TRIM(RIGHT([.B254];11))" table:style-name="ce6">
            <text:p>100 x 150mm</text:p>
          </table:table-cell>
          <table:table-cell office:value-type="string" office:string-value="Hellcannon" table:formula="of:=TRIM(LEFT([Sheet1.$B254];LEN([Sheet1.$B254])-LEN([Sheet1.$C254])))" table:style-name="ce1">
            <text:p>Hellcann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rriors of Chaos</text:p>
          </table:table-cell>
          <table:table-cell office:value-type="string" table:style-name="ce2">
            <text:p>Warriors of Chaos Mounts</text:p>
          </table:table-cell>
          <table:table-cell table:style-name="ce6"/>
          <table:table-cell office:value-type="string" office:string-value="Warriors of Chaos Mounts" table:formula="of:=TRIM(LEFT([Sheet1.$B255];LEN([Sheet1.$B255])-LEN([Sheet1.$C255])))" table:style-name="ce1">
            <text:p>Warriors of Chaos Moun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rriors of Chaos</text:p>
          </table:table-cell>
          <table:table-cell office:value-type="string" table:style-name="ce2">
            <text:p>Chaos Steed 30 x 60mm</text:p>
          </table:table-cell>
          <table:table-cell office:value-type="string" office:string-value="30 x 60mm" table:formula="of:=TRIM(RIGHT([.B256];10))" table:style-name="ce6">
            <text:p>30 x 60mm</text:p>
          </table:table-cell>
          <table:table-cell office:value-type="string" office:string-value="Chaos Steed" table:formula="of:=TRIM(LEFT([Sheet1.$B256];LEN([Sheet1.$B256])-LEN([Sheet1.$C256])))" table:style-name="ce1">
            <text:p>Chaos Steed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rriors of Chaos</text:p>
          </table:table-cell>
          <table:table-cell office:value-type="string" table:style-name="ce2">
            <text:p>Daemonic Mount 40 x 60mm/50 x 75mm</text:p>
          </table:table-cell>
          <table:table-cell office:value-type="string" table:style-name="ce2">
            <text:p>40 x 60mm/50 x 75mm</text:p>
          </table:table-cell>
          <table:table-cell office:value-type="string" office:string-value="Daemonic Mount" table:formula="of:=TRIM(LEFT([Sheet1.$B257];LEN([Sheet1.$B257])-LEN([Sheet1.$C257])))" table:style-name="ce1">
            <text:p>Daemonic Moun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zardmen (Legacy)</text:p>
          </table:table-cell>
          <table:table-cell office:value-type="string" table:style-name="ce2">
            <text:p>All Saurus 30 x 30mm</text:p>
          </table:table-cell>
          <table:table-cell office:value-type="string" office:string-value="30 x 30mm" table:formula="of:=TRIM(RIGHT([.B258];10))" table:style-name="ce6">
            <text:p>30 x 30mm</text:p>
          </table:table-cell>
          <table:table-cell office:value-type="string" office:string-value="All Saurus" table:formula="of:=TRIM(LEFT([Sheet1.$B258];LEN([Sheet1.$B258])-LEN([Sheet1.$C258])))" table:style-name="ce1">
            <text:p>All Sauru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zardmen (Legacy)</text:p>
          </table:table-cell>
          <table:table-cell office:value-type="string" table:style-name="ce2">
            <text:p>All skinks 25 x 25mm</text:p>
          </table:table-cell>
          <table:table-cell office:value-type="string" office:string-value="25 x 25mm" table:formula="of:=TRIM(RIGHT([.B259];10))" table:style-name="ce6">
            <text:p>25 x 25mm</text:p>
          </table:table-cell>
          <table:table-cell office:value-type="string" office:string-value="All skinks" table:formula="of:=TRIM(LEFT([Sheet1.$B259];LEN([Sheet1.$B259])-LEN([Sheet1.$C259])))" table:style-name="ce1">
            <text:p>All skink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zardmen (Legacy)</text:p>
          </table:table-cell>
          <table:table-cell office:value-type="string" table:style-name="ce2">
            <text:p>Slann 50 x 50mm</text:p>
          </table:table-cell>
          <table:table-cell office:value-type="string" office:string-value="50 x 50mm" table:formula="of:=TRIM(RIGHT([.B260];10))" table:style-name="ce6">
            <text:p>50 x 50mm</text:p>
          </table:table-cell>
          <table:table-cell office:value-type="string" office:string-value="Slann" table:formula="of:=TRIM(LEFT([Sheet1.$B260];LEN([Sheet1.$B260])-LEN([Sheet1.$C260])))" table:style-name="ce1">
            <text:p>Slan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zardmen (Legacy)</text:p>
          </table:table-cell>
          <table:table-cell office:value-type="string" table:style-name="ce2">
            <text:p>Cold Ones 30 x 60mm</text:p>
          </table:table-cell>
          <table:table-cell office:value-type="string" office:string-value="30 x 60mm" table:formula="of:=TRIM(RIGHT([.B261];10))" table:style-name="ce6">
            <text:p>30 x 60mm</text:p>
          </table:table-cell>
          <table:table-cell office:value-type="string" office:string-value="Cold Ones" table:formula="of:=TRIM(LEFT([Sheet1.$B261];LEN([Sheet1.$B261])-LEN([Sheet1.$C261])))" table:style-name="ce1">
            <text:p>Cold On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zardmen (Legacy)</text:p>
          </table:table-cell>
          <table:table-cell office:value-type="string" table:style-name="ce2">
            <text:p>All aerial cav 40 x 40mm</text:p>
          </table:table-cell>
          <table:table-cell office:value-type="string" office:string-value="40 x 40mm" table:formula="of:=TRIM(RIGHT([.B262];10))" table:style-name="ce6">
            <text:p>40 x 40mm</text:p>
          </table:table-cell>
          <table:table-cell office:value-type="string" office:string-value="All aerial cav" table:formula="of:=TRIM(LEFT([Sheet1.$B262];LEN([Sheet1.$B262])-LEN([Sheet1.$C262])))" table:style-name="ce1">
            <text:p>All aerial cav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zardmen (Legacy)</text:p>
          </table:table-cell>
          <table:table-cell office:value-type="string" table:style-name="ce2">
            <text:p>Kroxigor <text:s/>40 x 40mm</text:p>
          </table:table-cell>
          <table:table-cell office:value-type="string" office:string-value="40 x 40mm" table:formula="of:=TRIM(RIGHT([.B263];10))" table:style-name="ce6">
            <text:p>40 x 40mm</text:p>
          </table:table-cell>
          <table:table-cell office:value-type="string" office:string-value="Kroxigor" table:formula="of:=TRIM(LEFT([Sheet1.$B263];LEN([Sheet1.$B263])-LEN([Sheet1.$C263])))" table:style-name="ce1">
            <text:p>Kroxigo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zardmen (Legacy)</text:p>
          </table:table-cell>
          <table:table-cell office:value-type="string" table:style-name="ce2">
            <text:p>Jungle Swarm 40 x 40mm</text:p>
          </table:table-cell>
          <table:table-cell office:value-type="string" office:string-value="40 x 40mm" table:formula="of:=TRIM(RIGHT([.B264];10))" table:style-name="ce6">
            <text:p>40 x 40mm</text:p>
          </table:table-cell>
          <table:table-cell office:value-type="string" office:string-value="Jungle Swarm" table:formula="of:=TRIM(LEFT([Sheet1.$B264];LEN([Sheet1.$B264])-LEN([Sheet1.$C264])))" table:style-name="ce1">
            <text:p>Jungle Swarm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zardmen (Legacy)</text:p>
          </table:table-cell>
          <table:table-cell office:value-type="string" table:style-name="ce2">
            <text:p>Stegadon 60 x 100mm</text:p>
          </table:table-cell>
          <table:table-cell office:value-type="string" office:string-value="60 x 100mm" table:formula="of:=TRIM(RIGHT([.B265];10))" table:style-name="ce6">
            <text:p>60 x 100mm</text:p>
          </table:table-cell>
          <table:table-cell office:value-type="string" office:string-value="Stegadon" table:formula="of:=TRIM(LEFT([Sheet1.$B265];LEN([Sheet1.$B265])-LEN([Sheet1.$C265])))" table:style-name="ce1">
            <text:p>Stegad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zardmen (Legacy)</text:p>
          </table:table-cell>
          <table:table-cell office:value-type="string" table:style-name="ce2">
            <text:p>Bastiladon 60 x 100mm</text:p>
          </table:table-cell>
          <table:table-cell office:value-type="string" office:string-value="60 x 100mm" table:formula="of:=TRIM(RIGHT([.B266];10))" table:style-name="ce6">
            <text:p>60 x 100mm</text:p>
          </table:table-cell>
          <table:table-cell office:value-type="string" office:string-value="Bastiladon" table:formula="of:=TRIM(LEFT([Sheet1.$B266];LEN([Sheet1.$B266])-LEN([Sheet1.$C266])))" table:style-name="ce1">
            <text:p>Bastilad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zardmen (Legacy)</text:p>
          </table:table-cell>
          <table:table-cell office:value-type="string" table:style-name="ce2">
            <text:p>Salamander 50 x 75mm</text:p>
          </table:table-cell>
          <table:table-cell office:value-type="string" office:string-value="50 x 75mm" table:formula="of:=TRIM(RIGHT([.B267];10))" table:style-name="ce6">
            <text:p>50 x 75mm</text:p>
          </table:table-cell>
          <table:table-cell office:value-type="string" office:string-value="Salamander" table:formula="of:=TRIM(LEFT([Sheet1.$B267];LEN([Sheet1.$B267])-LEN([Sheet1.$C267])))" table:style-name="ce1">
            <text:p>Salamand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zardmen (Legacy)</text:p>
          </table:table-cell>
          <table:table-cell office:value-type="string" table:style-name="ce2">
            <text:p>Razordon 50 x 75mm</text:p>
          </table:table-cell>
          <table:table-cell office:value-type="string" office:string-value="50 x 75mm" table:formula="of:=TRIM(RIGHT([.B268];10))" table:style-name="ce6">
            <text:p>50 x 75mm</text:p>
          </table:table-cell>
          <table:table-cell office:value-type="string" office:string-value="Razordon" table:formula="of:=TRIM(LEFT([Sheet1.$B268];LEN([Sheet1.$B268])-LEN([Sheet1.$C268])))" table:style-name="ce1">
            <text:p>Razord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zardmen (Legacy)</text:p>
          </table:table-cell>
          <table:table-cell office:value-type="string" table:style-name="ce2">
            <text:p>Carnosaur 50 x 100mm</text:p>
          </table:table-cell>
          <table:table-cell office:value-type="string" office:string-value="50 x 100mm" table:formula="of:=TRIM(RIGHT([.B269];10))" table:style-name="ce6">
            <text:p>50 x 100mm</text:p>
          </table:table-cell>
          <table:table-cell office:value-type="string" office:string-value="Carnosaur" table:formula="of:=TRIM(LEFT([Sheet1.$B269];LEN([Sheet1.$B269])-LEN([Sheet1.$C269])))" table:style-name="ce1">
            <text:p>Carnosau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zardmen (Legacy)</text:p>
          </table:table-cell>
          <table:table-cell office:value-type="string" table:style-name="ce2">
            <text:p>Troglodon 50 x 100mm</text:p>
          </table:table-cell>
          <table:table-cell office:value-type="string" office:string-value="50 x 100mm" table:formula="of:=TRIM(RIGHT([.B270];10))" table:style-name="ce6">
            <text:p>50 x 100mm</text:p>
          </table:table-cell>
          <table:table-cell office:value-type="string" office:string-value="Troglodon" table:formula="of:=TRIM(LEFT([Sheet1.$B270];LEN([Sheet1.$B270])-LEN([Sheet1.$C270])))" table:style-name="ce1">
            <text:p>Troglod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igh Elf Realms</text:p>
          </table:table-cell>
          <table:table-cell office:value-type="string" table:style-name="ce2">
            <text:p>High elf standard infantry 25 x 25mm</text:p>
          </table:table-cell>
          <table:table-cell office:value-type="string" office:string-value="25 x 25mm" table:formula="of:=TRIM(RIGHT([.B271];10))" table:style-name="ce6">
            <text:p>25 x 25mm</text:p>
          </table:table-cell>
          <table:table-cell office:value-type="string" office:string-value="High elf standard infantry" table:formula="of:=TRIM(LEFT([Sheet1.$B271];LEN([Sheet1.$B271])-LEN([Sheet1.$C271])))" table:style-name="ce1">
            <text:p>High elf standard infantry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igh Elf Realms</text:p>
          </table:table-cell>
          <table:table-cell office:value-type="string" table:style-name="ce2">
            <text:p>Dragons 60 x 100mm</text:p>
          </table:table-cell>
          <table:table-cell office:value-type="string" office:string-value="60 x 100mm" table:formula="of:=TRIM(RIGHT([.B272];10))" table:style-name="ce6">
            <text:p>60 x 100mm</text:p>
          </table:table-cell>
          <table:table-cell office:value-type="string" office:string-value="Dragons" table:formula="of:=TRIM(LEFT([Sheet1.$B272];LEN([Sheet1.$B272])-LEN([Sheet1.$C272])))" table:style-name="ce1">
            <text:p>Dragon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igh Elf Realms</text:p>
          </table:table-cell>
          <table:table-cell office:value-type="string" table:style-name="ce2">
            <text:p>All High Elf Cavalry 30 x 60mm</text:p>
          </table:table-cell>
          <table:table-cell office:value-type="string" office:string-value="30 x 60mm" table:formula="of:=TRIM(RIGHT([.B273];10))" table:style-name="ce6">
            <text:p>30 x 60mm</text:p>
          </table:table-cell>
          <table:table-cell office:value-type="string" office:string-value="All High Elf Cavalry" table:formula="of:=TRIM(LEFT([Sheet1.$B273];LEN([Sheet1.$B273])-LEN([Sheet1.$C273])))" table:style-name="ce1">
            <text:p>All High Elf Cavalry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igh Elf Realms</text:p>
          </table:table-cell>
          <table:table-cell office:value-type="string" table:style-name="ce2">
            <text:p>All High Elf ground Chariots 50 x 100mm</text:p>
          </table:table-cell>
          <table:table-cell office:value-type="string" office:string-value="50 x 100mm" table:formula="of:=TRIM(RIGHT([.B274];10))" table:style-name="ce6">
            <text:p>50 x 100mm</text:p>
          </table:table-cell>
          <table:table-cell office:value-type="string" office:string-value="All High Elf ground Chariots" table:formula="of:=TRIM(LEFT([Sheet1.$B274];LEN([Sheet1.$B274])-LEN([Sheet1.$C274])))" table:style-name="ce1">
            <text:p>All High Elf ground Chario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igh Elf Realms</text:p>
          </table:table-cell>
          <table:table-cell office:value-type="string" table:style-name="ce2">
            <text:p>Skycutter Chariot 60 x 100mm</text:p>
          </table:table-cell>
          <table:table-cell office:value-type="string" office:string-value="60 x 100mm" table:formula="of:=TRIM(RIGHT([.B275];10))" table:style-name="ce6">
            <text:p>60 x 100mm</text:p>
          </table:table-cell>
          <table:table-cell office:value-type="string" office:string-value="Skycutter Chariot" table:formula="of:=TRIM(LEFT([Sheet1.$B275];LEN([Sheet1.$B275])-LEN([Sheet1.$C275])))" table:style-name="ce1">
            <text:p>Skycutter Chario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igh Elf Realms</text:p>
          </table:table-cell>
          <table:table-cell office:value-type="string" table:style-name="ce2">
            <text:p>Griffon 50 x 50mm</text:p>
          </table:table-cell>
          <table:table-cell office:value-type="string" office:string-value="50 x 50mm" table:formula="of:=TRIM(RIGHT([.B276];10))" table:style-name="ce6">
            <text:p>50 x 50mm</text:p>
          </table:table-cell>
          <table:table-cell office:value-type="string" office:string-value="Griffon" table:formula="of:=TRIM(LEFT([Sheet1.$B276];LEN([Sheet1.$B276])-LEN([Sheet1.$C276])))" table:style-name="ce1">
            <text:p>Griff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igh Elf Realms</text:p>
          </table:table-cell>
          <table:table-cell office:value-type="string" table:style-name="ce2">
            <text:p>Pheonixs 50 x 100mm</text:p>
          </table:table-cell>
          <table:table-cell office:value-type="string" office:string-value="50 x 100mm" table:formula="of:=TRIM(RIGHT([.B277];10))" table:style-name="ce6">
            <text:p>50 x 100mm</text:p>
          </table:table-cell>
          <table:table-cell office:value-type="string" office:string-value="Pheonixs" table:formula="of:=TRIM(LEFT([Sheet1.$B277];LEN([Sheet1.$B277])-LEN([Sheet1.$C277])))" table:style-name="ce1">
            <text:p>Pheonix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igh Elf Realms</text:p>
          </table:table-cell>
          <table:table-cell office:value-type="string" table:style-name="ce2">
            <text:p>Great Eagle <text:s/>50 x 50mm</text:p>
          </table:table-cell>
          <table:table-cell office:value-type="string" office:string-value="50 x 50mm" table:formula="of:=TRIM(RIGHT([.B278];10))" table:style-name="ce6">
            <text:p>50 x 50mm</text:p>
          </table:table-cell>
          <table:table-cell office:value-type="string" office:string-value="Great Eagle" table:formula="of:=TRIM(LEFT([Sheet1.$B278];LEN([Sheet1.$B278])-LEN([Sheet1.$C278])))" table:style-name="ce1">
            <text:p>Great Eagl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igh Elf Realms</text:p>
          </table:table-cell>
          <table:table-cell office:value-type="string" table:style-name="ce2">
            <text:p>Eagle-Claw Bolt Thrower 50 x 50mm</text:p>
          </table:table-cell>
          <table:table-cell office:value-type="string" office:string-value="50 x 50mm" table:formula="of:=TRIM(RIGHT([.B279];10))" table:style-name="ce6">
            <text:p>50 x 50mm</text:p>
          </table:table-cell>
          <table:table-cell office:value-type="string" office:string-value="Eagle-Claw Bolt Thrower" table:formula="of:=TRIM(LEFT([Sheet1.$B279];LEN([Sheet1.$B279])-LEN([Sheet1.$C279])))" table:style-name="ce1">
            <text:p>Eagle-Claw Bolt Thrower</text:p>
          </table:table-cell>
          <table:table-cell table:number-columns-repeated="16380"/>
        </table:table-row>
        <table:table-row table:number-rows-repeated="1048297" table:style-name="ro2">
          <table:table-cell table:number-columns-repeated="16384"/>
        </table:table-row>
        <table:named-expressions>
          <table:named-range table:name="_xlnm._FilterDatabase" table:cell-range-address="Sheet1.$A$1:Sheet1.$C$279" table:base-cell-address="Sheet1.$A$1"/>
        </table:named-expressions>
      </table:table>
      <table:database-ranges>
        <table:database-range table:target-range-address="Sheet1.A1:Sheet1.D279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Lukasz Fliegel (Contractor)</dc:creator>
    <dc:date>2024-03-22T07:51:57Z</dc:date>
  </office:meta>
</office:document-meta>
</file>